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990000" draw:textarea-horizontal-align="justify" draw:textarea-vertical-align="middle" draw:auto-grow-height="false" fo:min-height="0.202cm" fo:min-width="0.552cm" fo:padding-top="0.125cm" fo:padding-bottom="0.125cm" fo:padding-left="0.25cm" fo:padding-right="0.25cm" draw:shadow="hidden" draw:shadow-offset-x="0.2cm" draw:shadow-offset-y="0.2cm" draw:shadow-color="#808080"/>
    </style:style>
    <style:style style:name="gr2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990000" draw:textarea-horizontal-align="justify" draw:textarea-vertical-align="middle" draw:auto-grow-height="false" fo:min-height="0.202cm" fo:min-width="0.552cm" fo:padding-top="0.125cm" fo:padding-bottom="0.125cm" fo:padding-left="0.25cm" fo:padding-right="0.25cm" draw:shadow="hidden" draw:shadow-offset-x="0.2cm" draw:shadow-offset-y="0.2cm" draw:shadow-color="#808080"/>
    </style:style>
    <style:style style:name="gr3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034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4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034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5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47af85" draw:textarea-horizontal-align="justify" draw:textarea-vertical-align="middle" draw:auto-grow-height="false" fo:min-height="0.202cm" fo:min-width="0.552cm" fo:padding-top="0.125cm" fo:padding-bottom="0.125cm" fo:padding-left="0.25cm" fo:padding-right="0.25cm" draw:shadow="hidden" draw:shadow-offset-x="0.2cm" draw:shadow-offset-y="0.2cm" draw:shadow-color="#808080"/>
    </style:style>
    <style:style style:name="gr6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47af85" draw:textarea-horizontal-align="justify" draw:textarea-vertical-align="middle" draw:auto-grow-height="false" fo:min-height="0.202cm" fo:min-width="0.552cm" fo:padding-top="0.125cm" fo:padding-bottom="0.125cm" fo:padding-left="0.25cm" fo:padding-right="0.25cm" draw:shadow="hidden" draw:shadow-offset-x="0.2cm" draw:shadow-offset-y="0.2cm" draw:shadow-color="#808080"/>
    </style:style>
    <style:style style:name="gr7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034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8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034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9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202cm" fo:min-width="0.86cm" fo:padding-top="0.125cm" fo:padding-bottom="0.125cm" fo:padding-left="0.25cm" fo:padding-right="0.25cm" draw:shadow="hidden" draw:shadow-offset-x="0.2cm" draw:shadow-offset-y="0.2cm" draw:shadow-color="#808080"/>
    </style:style>
    <style:style style:name="gr10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202cm" fo:min-width="0.861cm" fo:padding-top="0.125cm" fo:padding-bottom="0.125cm" fo:padding-left="0.25cm" fo:padding-right="0.25cm" draw:shadow="hidden" draw:shadow-offset-x="0.2cm" draw:shadow-offset-y="0.2cm" draw:shadow-color="#808080"/>
    </style:style>
    <style:style style:name="gr11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202cm" fo:min-width="0.86cm" fo:padding-top="0.125cm" fo:padding-bottom="0.125cm" fo:padding-left="0.25cm" fo:padding-right="0.25cm" draw:shadow="hidden" draw:shadow-offset-x="0.2cm" draw:shadow-offset-y="0.2cm" draw:shadow-color="#808080"/>
    </style:style>
    <style:style style:name="gr12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202cm" fo:min-width="0.861cm" fo:padding-top="0.125cm" fo:padding-bottom="0.125cm" fo:padding-left="0.25cm" fo:padding-right="0.25cm" draw:shadow="hidden" draw:shadow-offset-x="0.2cm" draw:shadow-offset-y="0.2cm" draw:shadow-color="#808080"/>
    </style:style>
    <style:style style:name="gr13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202cm" fo:min-width="0.86cm" fo:padding-top="0.125cm" fo:padding-bottom="0.125cm" fo:padding-left="0.25cm" fo:padding-right="0.25cm" draw:shadow="hidden" draw:shadow-offset-x="0.2cm" draw:shadow-offset-y="0.2cm" draw:shadow-color="#808080"/>
    </style:style>
    <style:style style:name="gr14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202cm" fo:min-width="0.86cm" fo:padding-top="0.125cm" fo:padding-bottom="0.125cm" fo:padding-left="0.25cm" fo:padding-right="0.25cm" draw:shadow="hidden" draw:shadow-offset-x="0.2cm" draw:shadow-offset-y="0.2cm" draw:shadow-color="#808080"/>
    </style:style>
    <style:style style:name="gr15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202cm" fo:min-width="0.86cm" fo:padding-top="0.125cm" fo:padding-bottom="0.125cm" fo:padding-left="0.25cm" fo:padding-right="0.25cm" draw:shadow="hidden" draw:shadow-offset-x="0.2cm" draw:shadow-offset-y="0.2cm" draw:shadow-color="#808080"/>
    </style:style>
    <style:style style:name="gr16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202cm" fo:min-width="0.861cm" fo:padding-top="0.125cm" fo:padding-bottom="0.125cm" fo:padding-left="0.25cm" fo:padding-right="0.25cm" draw:shadow="hidden" draw:shadow-offset-x="0.2cm" draw:shadow-offset-y="0.2cm" draw:shadow-color="#808080"/>
    </style:style>
    <style:style style:name="gr17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202cm" fo:min-width="0.86cm" fo:padding-top="0.125cm" fo:padding-bottom="0.125cm" fo:padding-left="0.25cm" fo:padding-right="0.25cm" draw:shadow="hidden" draw:shadow-offset-x="0.2cm" draw:shadow-offset-y="0.2cm" draw:shadow-color="#808080"/>
    </style:style>
    <style:style style:name="gr18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202cm" fo:min-width="0.861cm" fo:padding-top="0.125cm" fo:padding-bottom="0.125cm" fo:padding-left="0.25cm" fo:padding-right="0.25cm" draw:shadow="hidden" draw:shadow-offset-x="0.2cm" draw:shadow-offset-y="0.2cm" draw:shadow-color="#808080"/>
    </style:style>
    <style:style style:name="gr19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202cm" fo:min-width="0.86cm" fo:padding-top="0.125cm" fo:padding-bottom="0.125cm" fo:padding-left="0.25cm" fo:padding-right="0.25cm" draw:shadow="hidden" draw:shadow-offset-x="0.2cm" draw:shadow-offset-y="0.2cm" draw:shadow-color="#808080"/>
    </style:style>
    <style:style style:name="gr20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202cm" fo:min-width="0.86cm" fo:padding-top="0.125cm" fo:padding-bottom="0.125cm" fo:padding-left="0.25cm" fo:padding-right="0.25cm" draw:shadow="hidden" draw:shadow-offset-x="0.2cm" draw:shadow-offset-y="0.2cm" draw:shadow-color="#808080"/>
    </style:style>
    <style:style style:name="gr21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47af85" draw:textarea-horizontal-align="justify" draw:textarea-vertical-align="middle" draw:auto-grow-height="false" fo:min-height="0.202cm" fo:min-width="0.552cm" fo:padding-top="0.125cm" fo:padding-bottom="0.125cm" fo:padding-left="0.25cm" fo:padding-right="0.25cm" draw:shadow="hidden" draw:shadow-offset-x="0.2cm" draw:shadow-offset-y="0.2cm" draw:shadow-color="#808080"/>
    </style:style>
    <style:style style:name="gr22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47af85" draw:textarea-horizontal-align="justify" draw:textarea-vertical-align="middle" draw:auto-grow-height="false" fo:min-height="0.202cm" fo:min-width="0.552cm" fo:padding-top="0.125cm" fo:padding-bottom="0.125cm" fo:padding-left="0.25cm" fo:padding-right="0.25cm" draw:shadow="hidden" draw:shadow-offset-x="0.2cm" draw:shadow-offset-y="0.2cm" draw:shadow-color="#808080"/>
    </style:style>
    <style:style style:name="gr23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034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24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034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25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ff99ff" draw:textarea-horizontal-align="justify" draw:textarea-vertical-align="middle" draw:auto-grow-height="false" fo:min-height="0.202cm" fo:min-width="0.86cm" fo:padding-top="0.125cm" fo:padding-bottom="0.125cm" fo:padding-left="0.25cm" fo:padding-right="0.25cm" draw:shadow="hidden" draw:shadow-offset-x="0.2cm" draw:shadow-offset-y="0.2cm" draw:shadow-color="#808080"/>
    </style:style>
    <style:style style:name="gr26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cc9999" draw:textarea-horizontal-align="justify" draw:textarea-vertical-align="middle" draw:auto-grow-height="false" fo:min-height="0.202cm" fo:min-width="0.86cm" fo:padding-top="0.125cm" fo:padding-bottom="0.125cm" fo:padding-left="0.25cm" fo:padding-right="0.25cm" draw:shadow="hidden" draw:shadow-offset-x="0.2cm" draw:shadow-offset-y="0.2cm" draw:shadow-color="#808080"/>
    </style:style>
    <style:style style:name="gr27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202cm" fo:min-width="0.861cm" fo:padding-top="0.125cm" fo:padding-bottom="0.125cm" fo:padding-left="0.25cm" fo:padding-right="0.25cm" draw:shadow="hidden" draw:shadow-offset-x="0.2cm" draw:shadow-offset-y="0.2cm" draw:shadow-color="#808080"/>
    </style:style>
    <style:style style:name="gr28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202cm" fo:min-width="0.86cm" fo:padding-top="0.125cm" fo:padding-bottom="0.125cm" fo:padding-left="0.25cm" fo:padding-right="0.25cm" draw:shadow="hidden" draw:shadow-offset-x="0.2cm" draw:shadow-offset-y="0.2cm" draw:shadow-color="#808080"/>
    </style:style>
    <style:style style:name="gr29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ff99ff" draw:textarea-horizontal-align="justify" draw:textarea-vertical-align="middle" draw:auto-grow-height="false" fo:min-height="0.202cm" fo:min-width="0.861cm" fo:padding-top="0.125cm" fo:padding-bottom="0.125cm" fo:padding-left="0.25cm" fo:padding-right="0.25cm" draw:shadow="hidden" draw:shadow-offset-x="0.2cm" draw:shadow-offset-y="0.2cm" draw:shadow-color="#808080"/>
    </style:style>
    <style:style style:name="gr30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cc9999" draw:textarea-horizontal-align="justify" draw:textarea-vertical-align="middle" draw:auto-grow-height="false" fo:min-height="0.202cm" fo:min-width="0.86cm" fo:padding-top="0.125cm" fo:padding-bottom="0.125cm" fo:padding-left="0.25cm" fo:padding-right="0.25cm" draw:shadow="hidden" draw:shadow-offset-x="0.2cm" draw:shadow-offset-y="0.2cm" draw:shadow-color="#808080"/>
    </style:style>
    <style:style style:name="gr31" style:family="graphic" style:parent-style-name="standard" style:list-style-name="L1">
      <style:graphic-properties draw:stroke="dash" draw:stroke-dash="Fine_20_Dashed" svg:stroke-width="0cm" svg:stroke-color="#3465a4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2" style:family="graphic" style:parent-style-name="standard" style:list-style-name="L1">
      <style:graphic-properties draw:stroke="dash" draw:stroke-dash="Fine_20_Dashed" svg:stroke-width="0cm" svg:stroke-color="#3465a4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3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66ff99" draw:textarea-horizontal-align="justify" draw:textarea-vertical-align="middle" draw:auto-grow-height="false" fo:min-height="0.202cm" fo:min-width="0.861cm" fo:padding-top="0.125cm" fo:padding-bottom="0.125cm" fo:padding-left="0.25cm" fo:padding-right="0.25cm" draw:shadow="hidden" draw:shadow-offset-x="0.2cm" draw:shadow-offset-y="0.2cm" draw:shadow-color="#808080"/>
    </style:style>
    <style:style style:name="gr34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66ff99" draw:textarea-horizontal-align="justify" draw:textarea-vertical-align="middle" draw:auto-grow-height="false" fo:min-height="0.202cm" fo:min-width="0.86cm" fo:padding-top="0.125cm" fo:padding-bottom="0.125cm" fo:padding-left="0.25cm" fo:padding-right="0.25cm" draw:shadow="hidden" draw:shadow-offset-x="0.2cm" draw:shadow-offset-y="0.2cm" draw:shadow-color="#808080"/>
    </style:style>
    <style:style style:name="gr35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47af85" draw:textarea-horizontal-align="justify" draw:textarea-vertical-align="middle" draw:auto-grow-height="false" fo:min-height="0.202cm" fo:min-width="0.552cm" fo:padding-top="0.125cm" fo:padding-bottom="0.125cm" fo:padding-left="0.25cm" fo:padding-right="0.25cm" draw:shadow="hidden" draw:shadow-offset-x="0.2cm" draw:shadow-offset-y="0.2cm" draw:shadow-color="#808080"/>
    </style:style>
    <style:style style:name="gr36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808080" draw:textarea-horizontal-align="justify" draw:textarea-vertical-align="middle" draw:auto-grow-height="false" fo:min-height="0.202cm" fo:min-width="0.552cm" fo:padding-top="0.125cm" fo:padding-bottom="0.125cm" fo:padding-left="0.25cm" fo:padding-right="0.25cm" draw:shadow="hidden" draw:shadow-offset-x="0.2cm" draw:shadow-offset-y="0.2cm" draw:shadow-color="#808080"/>
    </style:style>
    <style:style style:name="gr37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034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38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034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39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202cm" fo:min-width="0.86cm" fo:padding-top="0.125cm" fo:padding-bottom="0.125cm" fo:padding-left="0.25cm" fo:padding-right="0.25cm" draw:shadow="hidden" draw:shadow-offset-x="0.2cm" draw:shadow-offset-y="0.2cm" draw:shadow-color="#808080"/>
    </style:style>
    <style:style style:name="gr40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cc9999" draw:textarea-horizontal-align="justify" draw:textarea-vertical-align="middle" draw:auto-grow-height="false" fo:min-height="0.202cm" fo:min-width="0.86cm" fo:padding-top="0.125cm" fo:padding-bottom="0.125cm" fo:padding-left="0.25cm" fo:padding-right="0.25cm" draw:shadow="hidden" draw:shadow-offset-x="0.2cm" draw:shadow-offset-y="0.2cm" draw:shadow-color="#808080"/>
    </style:style>
    <style:style style:name="gr41" style:family="graphic" style:parent-style-name="standard" style:list-style-name="L1">
      <style:graphic-properties draw:stroke="dash" draw:stroke-dash="Fine_20_Dashed" svg:stroke-width="0cm" svg:stroke-color="#3465a4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2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66ff99" draw:textarea-horizontal-align="justify" draw:textarea-vertical-align="middle" draw:auto-grow-height="false" fo:min-height="0.202cm" fo:min-width="0.861cm" fo:padding-top="0.125cm" fo:padding-bottom="0.125cm" fo:padding-left="0.25cm" fo:padding-right="0.25cm" draw:shadow="hidden" draw:shadow-offset-x="0.2cm" draw:shadow-offset-y="0.2cm" draw:shadow-color="#808080"/>
    </style:style>
    <style:style style:name="gr43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990000" draw:textarea-horizontal-align="justify" draw:textarea-vertical-align="middle" draw:auto-grow-height="false" fo:min-height="0.202cm" fo:min-width="0.552cm" fo:padding-top="0.125cm" fo:padding-bottom="0.125cm" fo:padding-left="0.25cm" fo:padding-right="0.25cm" draw:shadow="hidden" draw:shadow-offset-x="0.2cm" draw:shadow-offset-y="0.2cm" draw:shadow-color="#808080"/>
    </style:style>
    <style:style style:name="gr44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47af85" draw:textarea-horizontal-align="justify" draw:textarea-vertical-align="middle" draw:auto-grow-height="false" fo:min-height="0.202cm" fo:min-width="0.552cm" fo:padding-top="0.125cm" fo:padding-bottom="0.125cm" fo:padding-left="0.25cm" fo:padding-right="0.25cm" draw:shadow="hidden" draw:shadow-offset-x="0.2cm" draw:shadow-offset-y="0.2cm" draw:shadow-color="#808080"/>
    </style:style>
    <style:style style:name="gr45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034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46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034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47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ff99ff" draw:textarea-horizontal-align="justify" draw:textarea-vertical-align="middle" draw:auto-grow-height="false" fo:min-height="0.202cm" fo:min-width="0.861cm" fo:padding-top="0.125cm" fo:padding-bottom="0.125cm" fo:padding-left="0.25cm" fo:padding-right="0.25cm" draw:shadow="hidden" draw:shadow-offset-x="0.2cm" draw:shadow-offset-y="0.2cm" draw:shadow-color="#808080"/>
    </style:style>
    <style:style style:name="gr48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cc9999" draw:textarea-horizontal-align="justify" draw:textarea-vertical-align="middle" draw:auto-grow-height="false" fo:min-height="0.202cm" fo:min-width="0.86cm" fo:padding-top="0.125cm" fo:padding-bottom="0.125cm" fo:padding-left="0.25cm" fo:padding-right="0.25cm" draw:shadow="hidden" draw:shadow-offset-x="0.2cm" draw:shadow-offset-y="0.2cm" draw:shadow-color="#808080"/>
    </style:style>
    <style:style style:name="gr49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202cm" fo:min-width="0.86cm" fo:padding-top="0.125cm" fo:padding-bottom="0.125cm" fo:padding-left="0.25cm" fo:padding-right="0.25cm" draw:shadow="hidden" draw:shadow-offset-x="0.2cm" draw:shadow-offset-y="0.2cm" draw:shadow-color="#808080"/>
    </style:style>
    <style:style style:name="gr50" style:family="graphic" style:parent-style-name="standard" style:list-style-name="L1">
      <style:graphic-properties draw:stroke="dash" draw:stroke-dash="Fine_20_Dashed" svg:stroke-width="0cm" svg:stroke-color="#3465a4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1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66ff99" draw:textarea-horizontal-align="justify" draw:textarea-vertical-align="middle" draw:auto-grow-height="false" fo:min-height="0.202cm" fo:min-width="0.86cm" fo:padding-top="0.125cm" fo:padding-bottom="0.125cm" fo:padding-left="0.25cm" fo:padding-right="0.25cm" draw:shadow="hidden" draw:shadow-offset-x="0.2cm" draw:shadow-offset-y="0.2cm" draw:shadow-color="#808080"/>
    </style:style>
    <style:style style:name="gr52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47af85" draw:textarea-horizontal-align="justify" draw:textarea-vertical-align="middle" draw:auto-grow-height="false" fo:min-height="0.202cm" fo:min-width="0.552cm" fo:padding-top="0.125cm" fo:padding-bottom="0.125cm" fo:padding-left="0.25cm" fo:padding-right="0.25cm" draw:shadow="hidden" draw:shadow-offset-x="0.2cm" draw:shadow-offset-y="0.2cm" draw:shadow-color="#808080"/>
    </style:style>
    <style:style style:name="gr53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47af85" draw:textarea-horizontal-align="justify" draw:textarea-vertical-align="middle" draw:auto-grow-height="false" fo:min-height="0.202cm" fo:min-width="0.552cm" fo:padding-top="0.125cm" fo:padding-bottom="0.125cm" fo:padding-left="0.25cm" fo:padding-right="0.25cm" draw:shadow="hidden" draw:shadow-offset-x="0.2cm" draw:shadow-offset-y="0.2cm" draw:shadow-color="#808080"/>
    </style:style>
    <style:style style:name="gr54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034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55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034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56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996633" draw:textarea-horizontal-align="justify" draw:textarea-vertical-align="middle" draw:auto-grow-height="false" fo:min-height="0.202cm" fo:min-width="0.86cm" fo:padding-top="0.125cm" fo:padding-bottom="0.125cm" fo:padding-left="0.25cm" fo:padding-right="0.25cm" draw:shadow="hidden" draw:shadow-offset-x="0.2cm" draw:shadow-offset-y="0.2cm" draw:shadow-color="#808080"/>
    </style:style>
    <style:style style:name="gr57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ff99ff" draw:textarea-horizontal-align="justify" draw:textarea-vertical-align="middle" draw:auto-grow-height="false" fo:min-height="0.202cm" fo:min-width="0.861cm" fo:padding-top="0.125cm" fo:padding-bottom="0.125cm" fo:padding-left="0.25cm" fo:padding-right="0.25cm" draw:shadow="hidden" draw:shadow-offset-x="0.2cm" draw:shadow-offset-y="0.2cm" draw:shadow-color="#808080"/>
    </style:style>
    <style:style style:name="gr58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cc9900" draw:textarea-horizontal-align="justify" draw:textarea-vertical-align="middle" draw:auto-grow-height="false" fo:min-height="0.202cm" fo:min-width="0.861cm" fo:padding-top="0.125cm" fo:padding-bottom="0.125cm" fo:padding-left="0.25cm" fo:padding-right="0.25cm" draw:shadow="hidden" draw:shadow-offset-x="0.2cm" draw:shadow-offset-y="0.2cm" draw:shadow-color="#808080"/>
    </style:style>
    <style:style style:name="gr59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ff9467" draw:textarea-horizontal-align="justify" draw:textarea-vertical-align="middle" draw:auto-grow-height="false" fo:min-height="0.202cm" fo:min-width="0.861cm" fo:padding-top="0.125cm" fo:padding-bottom="0.125cm" fo:padding-left="0.25cm" fo:padding-right="0.25cm" draw:shadow="hidden" draw:shadow-offset-x="0.2cm" draw:shadow-offset-y="0.2cm" draw:shadow-color="#808080"/>
    </style:style>
    <style:style style:name="gr60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ff66cc" draw:textarea-horizontal-align="justify" draw:textarea-vertical-align="middle" draw:auto-grow-height="false" fo:min-height="0.202cm" fo:min-width="0.861cm" fo:padding-top="0.125cm" fo:padding-bottom="0.125cm" fo:padding-left="0.25cm" fo:padding-right="0.25cm" draw:shadow="hidden" draw:shadow-offset-x="0.2cm" draw:shadow-offset-y="0.2cm" draw:shadow-color="#808080"/>
    </style:style>
    <style:style style:name="gr61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202cm" fo:min-width="0.861cm" fo:padding-top="0.125cm" fo:padding-bottom="0.125cm" fo:padding-left="0.25cm" fo:padding-right="0.25cm" draw:shadow="hidden" draw:shadow-offset-x="0.2cm" draw:shadow-offset-y="0.2cm" draw:shadow-color="#808080"/>
    </style:style>
    <style:style style:name="gr62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cc9999" draw:textarea-horizontal-align="justify" draw:textarea-vertical-align="middle" draw:auto-grow-height="false" fo:min-height="0.202cm" fo:min-width="0.86cm" fo:padding-top="0.125cm" fo:padding-bottom="0.125cm" fo:padding-left="0.25cm" fo:padding-right="0.25cm" draw:shadow="hidden" draw:shadow-offset-x="0.2cm" draw:shadow-offset-y="0.2cm" draw:shadow-color="#808080"/>
    </style:style>
    <style:style style:name="gr63" style:family="graphic" style:parent-style-name="standard" style:list-style-name="L1">
      <style:graphic-properties draw:stroke="dash" draw:stroke-dash="Fine_20_Dashed" svg:stroke-width="0cm" svg:stroke-color="#3465a4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4" style:family="graphic" style:parent-style-name="standard" style:list-style-name="L1">
      <style:graphic-properties draw:stroke="dash" draw:stroke-dash="Fine_20_Dashed" svg:stroke-width="0cm" svg:stroke-color="#3465a4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5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66ff99" draw:textarea-horizontal-align="justify" draw:textarea-vertical-align="middle" draw:auto-grow-height="false" fo:min-height="0.202cm" fo:min-width="0.861cm" fo:padding-top="0.125cm" fo:padding-bottom="0.125cm" fo:padding-left="0.25cm" fo:padding-right="0.25cm" draw:shadow="hidden" draw:shadow-offset-x="0.2cm" draw:shadow-offset-y="0.2cm" draw:shadow-color="#808080"/>
    </style:style>
    <style:style style:name="gr66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66ff99" draw:textarea-horizontal-align="justify" draw:textarea-vertical-align="middle" draw:auto-grow-height="false" fo:min-height="0.202cm" fo:min-width="0.86cm" fo:padding-top="0.125cm" fo:padding-bottom="0.125cm" fo:padding-left="0.25cm" fo:padding-right="0.25cm" draw:shadow="hidden" draw:shadow-offset-x="0.2cm" draw:shadow-offset-y="0.2cm" draw:shadow-color="#808080"/>
    </style:style>
    <style:style style:name="gr67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808080" draw:textarea-horizontal-align="justify" draw:textarea-vertical-align="middle" draw:auto-grow-height="false" fo:min-height="0.202cm" fo:min-width="0.552cm" fo:padding-top="0.125cm" fo:padding-bottom="0.125cm" fo:padding-left="0.25cm" fo:padding-right="0.25cm" draw:shadow="hidden" draw:shadow-offset-x="0.2cm" draw:shadow-offset-y="0.2cm" draw:shadow-color="#808080"/>
    </style:style>
    <style:style style:name="gr68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47af85" draw:textarea-horizontal-align="justify" draw:textarea-vertical-align="middle" draw:auto-grow-height="false" fo:min-height="0.202cm" fo:min-width="0.552cm" fo:padding-top="0.125cm" fo:padding-bottom="0.125cm" fo:padding-left="0.25cm" fo:padding-right="0.25cm" draw:shadow="hidden" draw:shadow-offset-x="0.2cm" draw:shadow-offset-y="0.2cm" draw:shadow-color="#808080"/>
    </style:style>
    <style:style style:name="gr69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034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70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034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71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996633" draw:textarea-horizontal-align="justify" draw:textarea-vertical-align="middle" draw:auto-grow-height="false" fo:min-height="0.202cm" fo:min-width="0.86cm" fo:padding-top="0.125cm" fo:padding-bottom="0.125cm" fo:padding-left="0.25cm" fo:padding-right="0.25cm" draw:shadow="hidden" draw:shadow-offset-x="0.2cm" draw:shadow-offset-y="0.2cm" draw:shadow-color="#808080"/>
    </style:style>
    <style:style style:name="gr72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ff99ff" draw:textarea-horizontal-align="justify" draw:textarea-vertical-align="middle" draw:auto-grow-height="false" fo:min-height="0.202cm" fo:min-width="0.86cm" fo:padding-top="0.125cm" fo:padding-bottom="0.125cm" fo:padding-left="0.25cm" fo:padding-right="0.25cm" draw:shadow="hidden" draw:shadow-offset-x="0.2cm" draw:shadow-offset-y="0.2cm" draw:shadow-color="#808080"/>
    </style:style>
    <style:style style:name="gr73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cc9900" draw:textarea-horizontal-align="justify" draw:textarea-vertical-align="middle" draw:auto-grow-height="false" fo:min-height="0.202cm" fo:min-width="0.86cm" fo:padding-top="0.125cm" fo:padding-bottom="0.125cm" fo:padding-left="0.25cm" fo:padding-right="0.25cm" draw:shadow="hidden" draw:shadow-offset-x="0.2cm" draw:shadow-offset-y="0.2cm" draw:shadow-color="#808080"/>
    </style:style>
    <style:style style:name="gr74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ff9467" draw:textarea-horizontal-align="justify" draw:textarea-vertical-align="middle" draw:auto-grow-height="false" fo:min-height="0.202cm" fo:min-width="0.861cm" fo:padding-top="0.125cm" fo:padding-bottom="0.125cm" fo:padding-left="0.25cm" fo:padding-right="0.25cm" draw:shadow="hidden" draw:shadow-offset-x="0.2cm" draw:shadow-offset-y="0.2cm" draw:shadow-color="#808080"/>
    </style:style>
    <style:style style:name="gr75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ff66cc" draw:textarea-horizontal-align="justify" draw:textarea-vertical-align="middle" draw:auto-grow-height="false" fo:min-height="0.202cm" fo:min-width="0.86cm" fo:padding-top="0.125cm" fo:padding-bottom="0.125cm" fo:padding-left="0.25cm" fo:padding-right="0.25cm" draw:shadow="hidden" draw:shadow-offset-x="0.2cm" draw:shadow-offset-y="0.2cm" draw:shadow-color="#808080"/>
    </style:style>
    <style:style style:name="gr76" style:family="graphic" style:parent-style-name="standard" style:list-style-name="L1">
      <style:graphic-properties draw:stroke="dash" draw:stroke-dash="Fine_20_Dashed" svg:stroke-width="0cm" svg:stroke-color="#3465a4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7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66ff99" draw:textarea-horizontal-align="justify" draw:textarea-vertical-align="middle" draw:auto-grow-height="false" fo:min-height="0.202cm" fo:min-width="0.86cm" fo:padding-top="0.125cm" fo:padding-bottom="0.125cm" fo:padding-left="0.25cm" fo:padding-right="0.25cm" draw:shadow="hidden" draw:shadow-offset-x="0.2cm" draw:shadow-offset-y="0.2cm" draw:shadow-color="#808080"/>
    </style:style>
    <style:style style:name="gr78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808080" draw:textarea-horizontal-align="justify" draw:textarea-vertical-align="middle" draw:auto-grow-height="false" fo:min-height="0.202cm" fo:min-width="0.552cm" fo:padding-top="0.125cm" fo:padding-bottom="0.125cm" fo:padding-left="0.25cm" fo:padding-right="0.25cm" draw:shadow="hidden" draw:shadow-offset-x="0.2cm" draw:shadow-offset-y="0.2cm" draw:shadow-color="#808080"/>
    </style:style>
    <style:style style:name="gr79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47af85" draw:textarea-horizontal-align="justify" draw:textarea-vertical-align="middle" draw:auto-grow-height="false" fo:min-height="0.202cm" fo:min-width="0.552cm" fo:padding-top="0.125cm" fo:padding-bottom="0.125cm" fo:padding-left="0.25cm" fo:padding-right="0.25cm" draw:shadow="hidden" draw:shadow-offset-x="0.2cm" draw:shadow-offset-y="0.2cm" draw:shadow-color="#808080"/>
    </style:style>
    <style:style style:name="gr80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034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81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034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82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ff9467" draw:textarea-horizontal-align="justify" draw:textarea-vertical-align="middle" draw:auto-grow-height="false" fo:min-height="0.202cm" fo:min-width="0.861cm" fo:padding-top="0.125cm" fo:padding-bottom="0.125cm" fo:padding-left="0.25cm" fo:padding-right="0.25cm" draw:shadow="hidden" draw:shadow-offset-x="0.2cm" draw:shadow-offset-y="0.2cm" draw:shadow-color="#808080"/>
    </style:style>
    <style:style style:name="gr83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ff99ff" draw:textarea-horizontal-align="justify" draw:textarea-vertical-align="middle" draw:auto-grow-height="false" fo:min-height="0.202cm" fo:min-width="0.861cm" fo:padding-top="0.125cm" fo:padding-bottom="0.125cm" fo:padding-left="0.25cm" fo:padding-right="0.25cm" draw:shadow="hidden" draw:shadow-offset-x="0.2cm" draw:shadow-offset-y="0.2cm" draw:shadow-color="#808080"/>
    </style:style>
    <style:style style:name="gr84" style:family="graphic" style:parent-style-name="standard" style:list-style-name="L1">
      <style:graphic-properties draw:stroke="dash" draw:stroke-dash="Fine_20_Dashed" svg:stroke-width="0cm" svg:stroke-color="#3465a4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5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66ff99" draw:textarea-horizontal-align="justify" draw:textarea-vertical-align="middle" draw:auto-grow-height="false" fo:min-height="0.202cm" fo:min-width="0.86cm" fo:padding-top="0.125cm" fo:padding-bottom="0.125cm" fo:padding-left="0.25cm" fo:padding-right="0.25cm" draw:shadow="hidden" draw:shadow-offset-x="0.2cm" draw:shadow-offset-y="0.2cm" draw:shadow-color="#808080"/>
    </style:style>
    <style:style style:name="gr86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47af85" draw:textarea-horizontal-align="justify" draw:textarea-vertical-align="middle" draw:auto-grow-height="false" fo:min-height="0.202cm" fo:min-width="0.552cm" fo:padding-top="0.125cm" fo:padding-bottom="0.125cm" fo:padding-left="0.25cm" fo:padding-right="0.25cm" draw:shadow="hidden" draw:shadow-offset-x="0.2cm" draw:shadow-offset-y="0.2cm" draw:shadow-color="#808080"/>
    </style:style>
    <style:style style:name="gr87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47af85" draw:textarea-horizontal-align="justify" draw:textarea-vertical-align="middle" draw:auto-grow-height="false" fo:min-height="0.202cm" fo:min-width="0.552cm" fo:padding-top="0.125cm" fo:padding-bottom="0.125cm" fo:padding-left="0.25cm" fo:padding-right="0.25cm" draw:shadow="hidden" draw:shadow-offset-x="0.2cm" draw:shadow-offset-y="0.2cm" draw:shadow-color="#808080"/>
    </style:style>
    <style:style style:name="gr88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034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89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034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90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996633" draw:textarea-horizontal-align="justify" draw:textarea-vertical-align="middle" draw:auto-grow-height="false" fo:min-height="0.202cm" fo:min-width="0.861cm" fo:padding-top="0.125cm" fo:padding-bottom="0.125cm" fo:padding-left="0.25cm" fo:padding-right="0.25cm" draw:shadow="hidden" draw:shadow-offset-x="0.2cm" draw:shadow-offset-y="0.2cm" draw:shadow-color="#808080"/>
    </style:style>
    <style:style style:name="gr91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ff99ff" draw:textarea-horizontal-align="justify" draw:textarea-vertical-align="middle" draw:auto-grow-height="false" fo:min-height="0.202cm" fo:min-width="0.86cm" fo:padding-top="0.125cm" fo:padding-bottom="0.125cm" fo:padding-left="0.25cm" fo:padding-right="0.25cm" draw:shadow="hidden" draw:shadow-offset-x="0.2cm" draw:shadow-offset-y="0.2cm" draw:shadow-color="#808080"/>
    </style:style>
    <style:style style:name="gr92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cc9900" draw:textarea-horizontal-align="justify" draw:textarea-vertical-align="middle" draw:auto-grow-height="false" fo:min-height="0.202cm" fo:min-width="0.86cm" fo:padding-top="0.125cm" fo:padding-bottom="0.125cm" fo:padding-left="0.25cm" fo:padding-right="0.25cm" draw:shadow="hidden" draw:shadow-offset-x="0.2cm" draw:shadow-offset-y="0.2cm" draw:shadow-color="#808080"/>
    </style:style>
    <style:style style:name="gr93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ff9467" draw:textarea-horizontal-align="justify" draw:textarea-vertical-align="middle" draw:auto-grow-height="false" fo:min-height="0.202cm" fo:min-width="0.86cm" fo:padding-top="0.125cm" fo:padding-bottom="0.125cm" fo:padding-left="0.25cm" fo:padding-right="0.25cm" draw:shadow="hidden" draw:shadow-offset-x="0.2cm" draw:shadow-offset-y="0.2cm" draw:shadow-color="#808080"/>
    </style:style>
    <style:style style:name="gr94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ff6666" draw:textarea-horizontal-align="justify" draw:textarea-vertical-align="middle" draw:auto-grow-height="false" fo:min-height="0.202cm" fo:min-width="0.861cm" fo:padding-top="0.125cm" fo:padding-bottom="0.125cm" fo:padding-left="0.25cm" fo:padding-right="0.25cm" draw:shadow="hidden" draw:shadow-offset-x="0.2cm" draw:shadow-offset-y="0.2cm" draw:shadow-color="#808080"/>
    </style:style>
    <style:style style:name="gr95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6699cc" draw:textarea-horizontal-align="justify" draw:textarea-vertical-align="middle" draw:auto-grow-height="false" fo:min-height="0.202cm" fo:min-width="0.861cm" fo:padding-top="0.125cm" fo:padding-bottom="0.125cm" fo:padding-left="0.25cm" fo:padding-right="0.25cm" draw:shadow="hidden" draw:shadow-offset-x="0.2cm" draw:shadow-offset-y="0.2cm" draw:shadow-color="#808080"/>
    </style:style>
    <style:style style:name="gr96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ff9467" draw:textarea-horizontal-align="justify" draw:textarea-vertical-align="middle" draw:auto-grow-height="false" fo:min-height="0.202cm" fo:min-width="0.86cm" fo:padding-top="0.125cm" fo:padding-bottom="0.125cm" fo:padding-left="0.25cm" fo:padding-right="0.25cm" draw:shadow="hidden" draw:shadow-offset-x="0.2cm" draw:shadow-offset-y="0.2cm" draw:shadow-color="#808080"/>
    </style:style>
    <style:style style:name="gr97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ff99ff" draw:textarea-horizontal-align="justify" draw:textarea-vertical-align="middle" draw:auto-grow-height="false" fo:min-height="0.202cm" fo:min-width="0.86cm" fo:padding-top="0.125cm" fo:padding-bottom="0.125cm" fo:padding-left="0.25cm" fo:padding-right="0.25cm" draw:shadow="hidden" draw:shadow-offset-x="0.2cm" draw:shadow-offset-y="0.2cm" draw:shadow-color="#808080"/>
    </style:style>
    <style:style style:name="gr98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6699cc" draw:textarea-horizontal-align="justify" draw:textarea-vertical-align="middle" draw:auto-grow-height="false" fo:min-height="0.202cm" fo:min-width="0.86cm" fo:padding-top="0.125cm" fo:padding-bottom="0.125cm" fo:padding-left="0.25cm" fo:padding-right="0.25cm" draw:shadow="hidden" draw:shadow-offset-x="0.2cm" draw:shadow-offset-y="0.2cm" draw:shadow-color="#808080"/>
    </style:style>
    <style:style style:name="gr99" style:family="graphic" style:parent-style-name="standard" style:list-style-name="L1">
      <style:graphic-properties draw:stroke="dash" draw:stroke-dash="Fine_20_Dashed" svg:stroke-width="0cm" svg:stroke-color="#3465a4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0" style:family="graphic" style:parent-style-name="standard" style:list-style-name="L1">
      <style:graphic-properties draw:stroke="dash" draw:stroke-dash="Fine_20_Dashed" svg:stroke-width="0cm" svg:stroke-color="#3465a4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1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66ff99" draw:textarea-horizontal-align="justify" draw:textarea-vertical-align="middle" draw:auto-grow-height="false" fo:min-height="0.202cm" fo:min-width="0.861cm" fo:padding-top="0.125cm" fo:padding-bottom="0.125cm" fo:padding-left="0.25cm" fo:padding-right="0.25cm" draw:shadow="hidden" draw:shadow-offset-x="0.2cm" draw:shadow-offset-y="0.2cm" draw:shadow-color="#808080"/>
    </style:style>
    <style:style style:name="gr102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66ff99" draw:textarea-horizontal-align="justify" draw:textarea-vertical-align="middle" draw:auto-grow-height="false" fo:min-height="0.202cm" fo:min-width="0.86cm" fo:padding-top="0.125cm" fo:padding-bottom="0.125cm" fo:padding-left="0.25cm" fo:padding-right="0.25cm" draw:shadow="hidden" draw:shadow-offset-x="0.2cm" draw:shadow-offset-y="0.2cm" draw:shadow-color="#808080"/>
    </style:style>
    <style:style style:name="gr103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808080" draw:textarea-horizontal-align="justify" draw:textarea-vertical-align="middle" draw:auto-grow-height="false" fo:min-height="0.202cm" fo:min-width="0.552cm" fo:padding-top="0.125cm" fo:padding-bottom="0.125cm" fo:padding-left="0.25cm" fo:padding-right="0.25cm" draw:shadow="hidden" draw:shadow-offset-x="0.2cm" draw:shadow-offset-y="0.2cm" draw:shadow-color="#808080"/>
    </style:style>
    <style:style style:name="gr104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47af85" draw:textarea-horizontal-align="justify" draw:textarea-vertical-align="middle" draw:auto-grow-height="false" fo:min-height="0.202cm" fo:min-width="0.552cm" fo:padding-top="0.125cm" fo:padding-bottom="0.125cm" fo:padding-left="0.25cm" fo:padding-right="0.25cm" draw:shadow="hidden" draw:shadow-offset-x="0.2cm" draw:shadow-offset-y="0.2cm" draw:shadow-color="#808080"/>
    </style:style>
    <style:style style:name="gr105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034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106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034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107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6699cc" draw:textarea-horizontal-align="justify" draw:textarea-vertical-align="middle" draw:auto-grow-height="false" fo:min-height="0.202cm" fo:min-width="0.861cm" fo:padding-top="0.125cm" fo:padding-bottom="0.125cm" fo:padding-left="0.25cm" fo:padding-right="0.25cm" draw:shadow="hidden" draw:shadow-offset-x="0.2cm" draw:shadow-offset-y="0.2cm" draw:shadow-color="#808080"/>
    </style:style>
    <style:style style:name="gr108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ff99ff" draw:textarea-horizontal-align="justify" draw:textarea-vertical-align="middle" draw:auto-grow-height="false" fo:min-height="0.202cm" fo:min-width="0.861cm" fo:padding-top="0.125cm" fo:padding-bottom="0.125cm" fo:padding-left="0.25cm" fo:padding-right="0.25cm" draw:shadow="hidden" draw:shadow-offset-x="0.2cm" draw:shadow-offset-y="0.2cm" draw:shadow-color="#808080"/>
    </style:style>
    <style:style style:name="gr109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6699cc" draw:textarea-horizontal-align="justify" draw:textarea-vertical-align="middle" draw:auto-grow-height="false" fo:min-height="0.202cm" fo:min-width="0.862cm" fo:padding-top="0.125cm" fo:padding-bottom="0.125cm" fo:padding-left="0.25cm" fo:padding-right="0.25cm" draw:shadow="hidden" draw:shadow-offset-x="0.2cm" draw:shadow-offset-y="0.2cm" draw:shadow-color="#808080"/>
    </style:style>
    <style:style style:name="gr110" style:family="graphic" style:parent-style-name="standard" style:list-style-name="L1">
      <style:graphic-properties draw:stroke="dash" draw:stroke-dash="Fine_20_Dashed" svg:stroke-width="0cm" svg:stroke-color="#3465a4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1" style:family="graphic" style:parent-style-name="standard" style:list-style-name="L1">
      <style:graphic-properties draw:stroke="dash" draw:stroke-dash="Fine_20_Dashed" svg:stroke-width="0cm" svg:stroke-color="#3465a4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2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66ff99" draw:textarea-horizontal-align="justify" draw:textarea-vertical-align="middle" draw:auto-grow-height="false" fo:min-height="0.202cm" fo:min-width="0.86cm" fo:padding-top="0.125cm" fo:padding-bottom="0.125cm" fo:padding-left="0.25cm" fo:padding-right="0.25cm" draw:shadow="hidden" draw:shadow-offset-x="0.2cm" draw:shadow-offset-y="0.2cm" draw:shadow-color="#808080"/>
    </style:style>
    <style:style style:name="gr113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47af85" draw:textarea-horizontal-align="justify" draw:textarea-vertical-align="middle" draw:auto-grow-height="false" fo:min-height="0.202cm" fo:min-width="0.552cm" fo:padding-top="0.125cm" fo:padding-bottom="0.125cm" fo:padding-left="0.25cm" fo:padding-right="0.25cm" draw:shadow="hidden" draw:shadow-offset-x="0.2cm" draw:shadow-offset-y="0.2cm" draw:shadow-color="#808080"/>
    </style:style>
    <style:style style:name="gr114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990000" draw:textarea-horizontal-align="justify" draw:textarea-vertical-align="middle" draw:auto-grow-height="false" fo:min-height="0.202cm" fo:min-width="0.552cm" fo:padding-top="0.125cm" fo:padding-bottom="0.125cm" fo:padding-left="0.25cm" fo:padding-right="0.25cm" draw:shadow="hidden" draw:shadow-offset-x="0.2cm" draw:shadow-offset-y="0.2cm" draw:shadow-color="#808080"/>
    </style:style>
    <style:style style:name="gr115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034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116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034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117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ff99ff" draw:textarea-horizontal-align="justify" draw:textarea-vertical-align="middle" draw:auto-grow-height="false" fo:min-height="0.202cm" fo:min-width="0.861cm" fo:padding-top="0.125cm" fo:padding-bottom="0.125cm" fo:padding-left="0.25cm" fo:padding-right="0.25cm" draw:shadow="hidden" draw:shadow-offset-x="0.2cm" draw:shadow-offset-y="0.2cm" draw:shadow-color="#808080"/>
    </style:style>
    <style:style style:name="gr118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99ff33" draw:textarea-horizontal-align="justify" draw:textarea-vertical-align="middle" draw:auto-grow-height="false" fo:min-height="0.202cm" fo:min-width="0.86cm" fo:padding-top="0.125cm" fo:padding-bottom="0.125cm" fo:padding-left="0.25cm" fo:padding-right="0.25cm" draw:shadow="hidden" draw:shadow-offset-x="0.2cm" draw:shadow-offset-y="0.2cm" draw:shadow-color="#808080"/>
    </style:style>
    <style:style style:name="gr119" style:family="graphic" style:parent-style-name="standard" style:list-style-name="L1">
      <style:graphic-properties draw:stroke="dash" draw:stroke-dash="Fine_20_Dashed" svg:stroke-width="0cm" svg:stroke-color="#3465a4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0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66ff99" draw:textarea-horizontal-align="justify" draw:textarea-vertical-align="middle" draw:auto-grow-height="false" fo:min-height="0.202cm" fo:min-width="0.861cm" fo:padding-top="0.125cm" fo:padding-bottom="0.125cm" fo:padding-left="0.25cm" fo:padding-right="0.25cm" draw:shadow="hidden" draw:shadow-offset-x="0.2cm" draw:shadow-offset-y="0.2cm" draw:shadow-color="#808080"/>
    </style:style>
    <style:style style:name="gr121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47af85" draw:textarea-horizontal-align="justify" draw:textarea-vertical-align="middle" draw:auto-grow-height="false" fo:min-height="0.202cm" fo:min-width="0.552cm" fo:padding-top="0.125cm" fo:padding-bottom="0.125cm" fo:padding-left="0.25cm" fo:padding-right="0.25cm" draw:shadow="hidden" draw:shadow-offset-x="0.2cm" draw:shadow-offset-y="0.2cm" draw:shadow-color="#808080"/>
    </style:style>
    <style:style style:name="gr122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808080" draw:textarea-horizontal-align="justify" draw:textarea-vertical-align="middle" draw:auto-grow-height="false" fo:min-height="0.202cm" fo:min-width="0.552cm" fo:padding-top="0.125cm" fo:padding-bottom="0.125cm" fo:padding-left="0.25cm" fo:padding-right="0.25cm" draw:shadow="hidden" draw:shadow-offset-x="0.2cm" draw:shadow-offset-y="0.2cm" draw:shadow-color="#808080"/>
    </style:style>
    <style:style style:name="gr123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034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124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034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125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ff99ff" draw:textarea-horizontal-align="justify" draw:textarea-vertical-align="middle" draw:auto-grow-height="false" fo:min-height="0.202cm" fo:min-width="0.861cm" fo:padding-top="0.125cm" fo:padding-bottom="0.125cm" fo:padding-left="0.25cm" fo:padding-right="0.25cm" draw:shadow="hidden" draw:shadow-offset-x="0.2cm" draw:shadow-offset-y="0.2cm" draw:shadow-color="#808080"/>
    </style:style>
    <style:style style:name="gr126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99ff33" draw:textarea-horizontal-align="justify" draw:textarea-vertical-align="middle" draw:auto-grow-height="false" fo:min-height="0.202cm" fo:min-width="0.86cm" fo:padding-top="0.125cm" fo:padding-bottom="0.125cm" fo:padding-left="0.25cm" fo:padding-right="0.25cm" draw:shadow="hidden" draw:shadow-offset-x="0.2cm" draw:shadow-offset-y="0.2cm" draw:shadow-color="#808080"/>
    </style:style>
    <style:style style:name="gr127" style:family="graphic" style:parent-style-name="standard" style:list-style-name="L1">
      <style:graphic-properties draw:stroke="dash" draw:stroke-dash="Fine_20_Dashed" svg:stroke-width="0cm" svg:stroke-color="#3465a4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8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66ff99" draw:textarea-horizontal-align="justify" draw:textarea-vertical-align="middle" draw:auto-grow-height="false" fo:min-height="0.202cm" fo:min-width="0.861cm" fo:padding-top="0.125cm" fo:padding-bottom="0.125cm" fo:padding-left="0.25cm" fo:padding-right="0.25cm" draw:shadow="hidden" draw:shadow-offset-x="0.2cm" draw:shadow-offset-y="0.2cm" draw:shadow-color="#808080"/>
    </style:style>
    <style:style style:name="gr129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47af85" draw:textarea-horizontal-align="justify" draw:textarea-vertical-align="middle" draw:auto-grow-height="false" fo:min-height="0.202cm" fo:min-width="0.552cm" fo:padding-top="0.125cm" fo:padding-bottom="0.125cm" fo:padding-left="0.25cm" fo:padding-right="0.25cm" draw:shadow="hidden" draw:shadow-offset-x="0.2cm" draw:shadow-offset-y="0.2cm" draw:shadow-color="#808080"/>
    </style:style>
    <style:style style:name="gr130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47af85" draw:textarea-horizontal-align="justify" draw:textarea-vertical-align="middle" draw:auto-grow-height="false" fo:min-height="0.202cm" fo:min-width="0.552cm" fo:padding-top="0.125cm" fo:padding-bottom="0.125cm" fo:padding-left="0.25cm" fo:padding-right="0.25cm" draw:shadow="hidden" draw:shadow-offset-x="0.2cm" draw:shadow-offset-y="0.2cm" draw:shadow-color="#808080"/>
    </style:style>
    <style:style style:name="gr131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034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132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034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133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6699cc" draw:textarea-horizontal-align="justify" draw:textarea-vertical-align="middle" draw:auto-grow-height="false" fo:min-height="0.202cm" fo:min-width="0.861cm" fo:padding-top="0.125cm" fo:padding-bottom="0.125cm" fo:padding-left="0.25cm" fo:padding-right="0.25cm" draw:shadow="hidden" draw:shadow-offset-x="0.2cm" draw:shadow-offset-y="0.2cm" draw:shadow-color="#808080"/>
    </style:style>
    <style:style style:name="gr134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ff99ff" draw:textarea-horizontal-align="justify" draw:textarea-vertical-align="middle" draw:auto-grow-height="false" fo:min-height="0.202cm" fo:min-width="0.861cm" fo:padding-top="0.125cm" fo:padding-bottom="0.125cm" fo:padding-left="0.25cm" fo:padding-right="0.25cm" draw:shadow="hidden" draw:shadow-offset-x="0.2cm" draw:shadow-offset-y="0.2cm" draw:shadow-color="#808080"/>
    </style:style>
    <style:style style:name="gr135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6699cc" draw:textarea-horizontal-align="justify" draw:textarea-vertical-align="middle" draw:auto-grow-height="false" fo:min-height="0.202cm" fo:min-width="0.862cm" fo:padding-top="0.125cm" fo:padding-bottom="0.125cm" fo:padding-left="0.25cm" fo:padding-right="0.25cm" draw:shadow="hidden" draw:shadow-offset-x="0.2cm" draw:shadow-offset-y="0.2cm" draw:shadow-color="#808080"/>
    </style:style>
    <style:style style:name="gr136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202cm" fo:min-width="0.861cm" fo:padding-top="0.125cm" fo:padding-bottom="0.125cm" fo:padding-left="0.25cm" fo:padding-right="0.25cm" draw:shadow="hidden" draw:shadow-offset-x="0.2cm" draw:shadow-offset-y="0.2cm" draw:shadow-color="#808080"/>
    </style:style>
    <style:style style:name="gr137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ff66cc" draw:textarea-horizontal-align="justify" draw:textarea-vertical-align="middle" draw:auto-grow-height="false" fo:min-height="0.202cm" fo:min-width="0.862cm" fo:padding-top="0.125cm" fo:padding-bottom="0.125cm" fo:padding-left="0.25cm" fo:padding-right="0.25cm" draw:shadow="hidden" draw:shadow-offset-x="0.2cm" draw:shadow-offset-y="0.2cm" draw:shadow-color="#808080"/>
    </style:style>
    <style:style style:name="gr138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ff99ff" draw:textarea-horizontal-align="justify" draw:textarea-vertical-align="middle" draw:auto-grow-height="false" fo:min-height="0.202cm" fo:min-width="0.861cm" fo:padding-top="0.125cm" fo:padding-bottom="0.125cm" fo:padding-left="0.25cm" fo:padding-right="0.25cm" draw:shadow="hidden" draw:shadow-offset-x="0.2cm" draw:shadow-offset-y="0.2cm" draw:shadow-color="#808080"/>
    </style:style>
    <style:style style:name="gr139" style:family="graphic" style:parent-style-name="standard" style:list-style-name="L1">
      <style:graphic-properties draw:stroke="dash" draw:stroke-dash="Fine_20_Dashed" svg:stroke-width="0cm" svg:stroke-color="#3465a4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0" style:family="graphic" style:parent-style-name="standard" style:list-style-name="L1">
      <style:graphic-properties draw:stroke="dash" draw:stroke-dash="Fine_20_Dashed" svg:stroke-width="0cm" svg:stroke-color="#3465a4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1" style:family="graphic" style:parent-style-name="standard" style:list-style-name="L1">
      <style:graphic-properties draw:stroke="dash" draw:stroke-dash="Fine_20_Dashed" svg:stroke-width="0cm" svg:stroke-color="#3465a4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2" style:family="graphic" style:parent-style-name="standard" style:list-style-name="L1">
      <style:graphic-properties draw:stroke="dash" draw:stroke-dash="Fine_20_Dashed" svg:stroke-width="0cm" svg:stroke-color="#3465a4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3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66ff99" draw:textarea-horizontal-align="justify" draw:textarea-vertical-align="middle" draw:auto-grow-height="false" fo:min-height="0.202cm" fo:min-width="0.861cm" fo:padding-top="0.125cm" fo:padding-bottom="0.125cm" fo:padding-left="0.25cm" fo:padding-right="0.25cm" draw:shadow="hidden" draw:shadow-offset-x="0.2cm" draw:shadow-offset-y="0.2cm" draw:shadow-color="#808080"/>
    </style:style>
    <style:style style:name="gr144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66ff99" draw:textarea-horizontal-align="justify" draw:textarea-vertical-align="middle" draw:auto-grow-height="false" fo:min-height="0.202cm" fo:min-width="0.86cm" fo:padding-top="0.125cm" fo:padding-bottom="0.125cm" fo:padding-left="0.25cm" fo:padding-right="0.25cm" draw:shadow="hidden" draw:shadow-offset-x="0.2cm" draw:shadow-offset-y="0.2cm" draw:shadow-color="#808080"/>
    </style:style>
    <style:style style:name="gr145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47af85" draw:textarea-horizontal-align="justify" draw:textarea-vertical-align="middle" draw:auto-grow-height="false" fo:min-height="0.202cm" fo:min-width="0.552cm" fo:padding-top="0.125cm" fo:padding-bottom="0.125cm" fo:padding-left="0.25cm" fo:padding-right="0.25cm" draw:shadow="hidden" draw:shadow-offset-x="0.2cm" draw:shadow-offset-y="0.2cm" draw:shadow-color="#808080"/>
    </style:style>
    <style:style style:name="gr146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808080" draw:textarea-horizontal-align="justify" draw:textarea-vertical-align="middle" draw:auto-grow-height="false" fo:min-height="0.202cm" fo:min-width="0.552cm" fo:padding-top="0.125cm" fo:padding-bottom="0.125cm" fo:padding-left="0.25cm" fo:padding-right="0.25cm" draw:shadow="hidden" draw:shadow-offset-x="0.2cm" draw:shadow-offset-y="0.2cm" draw:shadow-color="#808080"/>
    </style:style>
    <style:style style:name="gr147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034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148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034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149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ff9467" draw:textarea-horizontal-align="justify" draw:textarea-vertical-align="middle" draw:auto-grow-height="false" fo:min-height="0.202cm" fo:min-width="0.862cm" fo:padding-top="0.125cm" fo:padding-bottom="0.125cm" fo:padding-left="0.25cm" fo:padding-right="0.25cm" draw:shadow="hidden" draw:shadow-offset-x="0.2cm" draw:shadow-offset-y="0.2cm" draw:shadow-color="#808080"/>
    </style:style>
    <style:style style:name="gr150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ff99ff" draw:textarea-horizontal-align="justify" draw:textarea-vertical-align="middle" draw:auto-grow-height="false" fo:min-height="0.202cm" fo:min-width="0.861cm" fo:padding-top="0.125cm" fo:padding-bottom="0.125cm" fo:padding-left="0.25cm" fo:padding-right="0.25cm" draw:shadow="hidden" draw:shadow-offset-x="0.2cm" draw:shadow-offset-y="0.2cm" draw:shadow-color="#808080"/>
    </style:style>
    <style:style style:name="gr151" style:family="graphic" style:parent-style-name="standard" style:list-style-name="L1">
      <style:graphic-properties draw:stroke="dash" draw:stroke-dash="Fine_20_Dashed" svg:stroke-width="0cm" svg:stroke-color="#3465a4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2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66ff99" draw:textarea-horizontal-align="justify" draw:textarea-vertical-align="middle" draw:auto-grow-height="false" fo:min-height="0.202cm" fo:min-width="0.861cm" fo:padding-top="0.125cm" fo:padding-bottom="0.125cm" fo:padding-left="0.25cm" fo:padding-right="0.25cm" draw:shadow="hidden" draw:shadow-offset-x="0.2cm" draw:shadow-offset-y="0.2cm" draw:shadow-color="#808080"/>
    </style:style>
    <style:style style:name="gr153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47af85" draw:textarea-horizontal-align="justify" draw:textarea-vertical-align="middle" draw:auto-grow-height="false" fo:min-height="0.202cm" fo:min-width="0.552cm" fo:padding-top="0.125cm" fo:padding-bottom="0.125cm" fo:padding-left="0.25cm" fo:padding-right="0.25cm" draw:shadow="hidden" draw:shadow-offset-x="0.2cm" draw:shadow-offset-y="0.2cm" draw:shadow-color="#808080"/>
    </style:style>
    <style:style style:name="gr154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47af85" draw:textarea-horizontal-align="justify" draw:textarea-vertical-align="middle" draw:auto-grow-height="false" fo:min-height="0.202cm" fo:min-width="0.552cm" fo:padding-top="0.125cm" fo:padding-bottom="0.125cm" fo:padding-left="0.25cm" fo:padding-right="0.25cm" draw:shadow="hidden" draw:shadow-offset-x="0.2cm" draw:shadow-offset-y="0.2cm" draw:shadow-color="#808080"/>
    </style:style>
    <style:style style:name="gr155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034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156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034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157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ff99ff" draw:textarea-horizontal-align="justify" draw:textarea-vertical-align="middle" draw:auto-grow-height="false" fo:min-height="0.202cm" fo:min-width="0.861cm" fo:padding-top="0.125cm" fo:padding-bottom="0.125cm" fo:padding-left="0.25cm" fo:padding-right="0.25cm" draw:shadow="hidden" draw:shadow-offset-x="0.2cm" draw:shadow-offset-y="0.2cm" draw:shadow-color="#808080"/>
    </style:style>
    <style:style style:name="gr158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cc9999" draw:textarea-horizontal-align="justify" draw:textarea-vertical-align="middle" draw:auto-grow-height="false" fo:min-height="0.202cm" fo:min-width="0.861cm" fo:padding-top="0.125cm" fo:padding-bottom="0.125cm" fo:padding-left="0.25cm" fo:padding-right="0.25cm" draw:shadow="hidden" draw:shadow-offset-x="0.2cm" draw:shadow-offset-y="0.2cm" draw:shadow-color="#808080"/>
    </style:style>
    <style:style style:name="gr159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202cm" fo:min-width="0.861cm" fo:padding-top="0.125cm" fo:padding-bottom="0.125cm" fo:padding-left="0.25cm" fo:padding-right="0.25cm" draw:shadow="hidden" draw:shadow-offset-x="0.2cm" draw:shadow-offset-y="0.2cm" draw:shadow-color="#808080"/>
    </style:style>
    <style:style style:name="gr160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ff99ff" draw:textarea-horizontal-align="justify" draw:textarea-vertical-align="middle" draw:auto-grow-height="false" fo:min-height="0.202cm" fo:min-width="0.861cm" fo:padding-top="0.125cm" fo:padding-bottom="0.125cm" fo:padding-left="0.25cm" fo:padding-right="0.25cm" draw:shadow="hidden" draw:shadow-offset-x="0.2cm" draw:shadow-offset-y="0.2cm" draw:shadow-color="#808080"/>
    </style:style>
    <style:style style:name="gr161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ff9467" draw:textarea-horizontal-align="justify" draw:textarea-vertical-align="middle" draw:auto-grow-height="false" fo:min-height="0.202cm" fo:min-width="0.862cm" fo:padding-top="0.125cm" fo:padding-bottom="0.125cm" fo:padding-left="0.25cm" fo:padding-right="0.25cm" draw:shadow="hidden" draw:shadow-offset-x="0.2cm" draw:shadow-offset-y="0.2cm" draw:shadow-color="#808080"/>
    </style:style>
    <style:style style:name="gr162" style:family="graphic" style:parent-style-name="standard" style:list-style-name="L1">
      <style:graphic-properties draw:stroke="dash" draw:stroke-dash="Fine_20_Dashed" svg:stroke-width="0cm" svg:stroke-color="#3465a4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3" style:family="graphic" style:parent-style-name="standard" style:list-style-name="L1">
      <style:graphic-properties draw:stroke="dash" draw:stroke-dash="Fine_20_Dashed" svg:stroke-width="0cm" svg:stroke-color="#3465a4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4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66ff99" draw:textarea-horizontal-align="justify" draw:textarea-vertical-align="middle" draw:auto-grow-height="false" fo:min-height="0.202cm" fo:min-width="0.861cm" fo:padding-top="0.125cm" fo:padding-bottom="0.125cm" fo:padding-left="0.25cm" fo:padding-right="0.25cm" draw:shadow="hidden" draw:shadow-offset-x="0.2cm" draw:shadow-offset-y="0.2cm" draw:shadow-color="#808080"/>
    </style:style>
    <style:style style:name="gr165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66ff99" draw:textarea-horizontal-align="justify" draw:textarea-vertical-align="middle" draw:auto-grow-height="false" fo:min-height="0.202cm" fo:min-width="0.86cm" fo:padding-top="0.125cm" fo:padding-bottom="0.125cm" fo:padding-left="0.25cm" fo:padding-right="0.25cm" draw:shadow="hidden" draw:shadow-offset-x="0.2cm" draw:shadow-offset-y="0.2cm" draw:shadow-color="#808080"/>
    </style:style>
    <style:style style:name="gr166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47af85" draw:textarea-horizontal-align="justify" draw:textarea-vertical-align="middle" draw:auto-grow-height="false" fo:min-height="0.202cm" fo:min-width="0.552cm" fo:padding-top="0.125cm" fo:padding-bottom="0.125cm" fo:padding-left="0.25cm" fo:padding-right="0.25cm" draw:shadow="hidden" draw:shadow-offset-x="0.2cm" draw:shadow-offset-y="0.2cm" draw:shadow-color="#808080"/>
    </style:style>
    <style:style style:name="gr167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47af85" draw:textarea-horizontal-align="justify" draw:textarea-vertical-align="middle" draw:auto-grow-height="false" fo:min-height="0.202cm" fo:min-width="0.552cm" fo:padding-top="0.125cm" fo:padding-bottom="0.125cm" fo:padding-left="0.25cm" fo:padding-right="0.25cm" draw:shadow="hidden" draw:shadow-offset-x="0.2cm" draw:shadow-offset-y="0.2cm" draw:shadow-color="#808080"/>
    </style:style>
    <style:style style:name="gr168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034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169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034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170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ff9467" draw:textarea-horizontal-align="justify" draw:textarea-vertical-align="middle" draw:auto-grow-height="false" fo:min-height="0.202cm" fo:min-width="0.861cm" fo:padding-top="0.125cm" fo:padding-bottom="0.125cm" fo:padding-left="0.25cm" fo:padding-right="0.25cm" draw:shadow="hidden" draw:shadow-offset-x="0.2cm" draw:shadow-offset-y="0.2cm" draw:shadow-color="#808080"/>
    </style:style>
    <style:style style:name="gr171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ff99ff" draw:textarea-horizontal-align="justify" draw:textarea-vertical-align="middle" draw:auto-grow-height="false" fo:min-height="0.202cm" fo:min-width="0.86cm" fo:padding-top="0.125cm" fo:padding-bottom="0.125cm" fo:padding-left="0.25cm" fo:padding-right="0.25cm" draw:shadow="hidden" draw:shadow-offset-x="0.2cm" draw:shadow-offset-y="0.2cm" draw:shadow-color="#808080"/>
    </style:style>
    <style:style style:name="gr172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ff99ff" draw:textarea-horizontal-align="justify" draw:textarea-vertical-align="middle" draw:auto-grow-height="false" fo:min-height="0.202cm" fo:min-width="0.861cm" fo:padding-top="0.125cm" fo:padding-bottom="0.125cm" fo:padding-left="0.25cm" fo:padding-right="0.25cm" draw:shadow="hidden" draw:shadow-offset-x="0.2cm" draw:shadow-offset-y="0.2cm" draw:shadow-color="#808080"/>
    </style:style>
    <style:style style:name="gr173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ff9467" draw:textarea-horizontal-align="justify" draw:textarea-vertical-align="middle" draw:auto-grow-height="false" fo:min-height="0.202cm" fo:min-width="0.862cm" fo:padding-top="0.125cm" fo:padding-bottom="0.125cm" fo:padding-left="0.25cm" fo:padding-right="0.25cm" draw:shadow="hidden" draw:shadow-offset-x="0.2cm" draw:shadow-offset-y="0.2cm" draw:shadow-color="#808080"/>
    </style:style>
    <style:style style:name="gr174" style:family="graphic" style:parent-style-name="standard" style:list-style-name="L1">
      <style:graphic-properties draw:stroke="dash" draw:stroke-dash="Fine_20_Dashed" svg:stroke-width="0cm" svg:stroke-color="#3465a4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5" style:family="graphic" style:parent-style-name="standard" style:list-style-name="L1">
      <style:graphic-properties draw:stroke="dash" draw:stroke-dash="Fine_20_Dashed" svg:stroke-width="0cm" svg:stroke-color="#3465a4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6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66ff99" draw:textarea-horizontal-align="justify" draw:textarea-vertical-align="middle" draw:auto-grow-height="false" fo:min-height="0.202cm" fo:min-width="0.861cm" fo:padding-top="0.125cm" fo:padding-bottom="0.125cm" fo:padding-left="0.25cm" fo:padding-right="0.25cm" draw:shadow="hidden" draw:shadow-offset-x="0.2cm" draw:shadow-offset-y="0.2cm" draw:shadow-color="#808080"/>
    </style:style>
    <style:style style:name="gr177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66ff99" draw:textarea-horizontal-align="justify" draw:textarea-vertical-align="middle" draw:auto-grow-height="false" fo:min-height="0.202cm" fo:min-width="0.86cm" fo:padding-top="0.125cm" fo:padding-bottom="0.125cm" fo:padding-left="0.25cm" fo:padding-right="0.25cm" draw:shadow="hidden" draw:shadow-offset-x="0.2cm" draw:shadow-offset-y="0.2cm" draw:shadow-color="#808080"/>
    </style:style>
    <style:style style:name="gr178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47af85" draw:textarea-horizontal-align="justify" draw:textarea-vertical-align="middle" draw:auto-grow-height="false" fo:min-height="0.202cm" fo:min-width="0.552cm" fo:padding-top="0.125cm" fo:padding-bottom="0.125cm" fo:padding-left="0.25cm" fo:padding-right="0.25cm" draw:shadow="hidden" draw:shadow-offset-x="0.2cm" draw:shadow-offset-y="0.2cm" draw:shadow-color="#808080"/>
    </style:style>
    <style:style style:name="gr179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808080" draw:textarea-horizontal-align="justify" draw:textarea-vertical-align="middle" draw:auto-grow-height="false" fo:min-height="0.202cm" fo:min-width="0.552cm" fo:padding-top="0.125cm" fo:padding-bottom="0.125cm" fo:padding-left="0.25cm" fo:padding-right="0.25cm" draw:shadow="hidden" draw:shadow-offset-x="0.2cm" draw:shadow-offset-y="0.2cm" draw:shadow-color="#808080"/>
    </style:style>
    <style:style style:name="gr180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034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181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034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182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202cm" fo:min-width="0.862cm" fo:padding-top="0.125cm" fo:padding-bottom="0.125cm" fo:padding-left="0.25cm" fo:padding-right="0.25cm" draw:shadow="hidden" draw:shadow-offset-x="0.2cm" draw:shadow-offset-y="0.2cm" draw:shadow-color="#808080"/>
    </style:style>
    <style:style style:name="gr183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ff99ff" draw:textarea-horizontal-align="justify" draw:textarea-vertical-align="middle" draw:auto-grow-height="false" fo:min-height="0.202cm" fo:min-width="0.861cm" fo:padding-top="0.125cm" fo:padding-bottom="0.125cm" fo:padding-left="0.25cm" fo:padding-right="0.25cm" draw:shadow="hidden" draw:shadow-offset-x="0.2cm" draw:shadow-offset-y="0.2cm" draw:shadow-color="#808080"/>
    </style:style>
    <style:style style:name="gr184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ff66cc" draw:textarea-horizontal-align="justify" draw:textarea-vertical-align="middle" draw:auto-grow-height="false" fo:min-height="0.202cm" fo:min-width="0.862cm" fo:padding-top="0.125cm" fo:padding-bottom="0.125cm" fo:padding-left="0.25cm" fo:padding-right="0.25cm" draw:shadow="hidden" draw:shadow-offset-x="0.2cm" draw:shadow-offset-y="0.2cm" draw:shadow-color="#808080"/>
    </style:style>
    <style:style style:name="gr185" style:family="graphic" style:parent-style-name="standard" style:list-style-name="L1">
      <style:graphic-properties draw:stroke="dash" draw:stroke-dash="Fine_20_Dashed" svg:stroke-width="0cm" svg:stroke-color="#3465a4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86" style:family="graphic" style:parent-style-name="standard" style:list-style-name="L1">
      <style:graphic-properties draw:stroke="dash" draw:stroke-dash="Fine_20_Dashed" svg:stroke-width="0cm" svg:stroke-color="#3465a4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87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66ff99" draw:textarea-horizontal-align="justify" draw:textarea-vertical-align="middle" draw:auto-grow-height="false" fo:min-height="0.202cm" fo:min-width="0.861cm" fo:padding-top="0.125cm" fo:padding-bottom="0.125cm" fo:padding-left="0.25cm" fo:padding-right="0.25cm" draw:shadow="hidden" draw:shadow-offset-x="0.2cm" draw:shadow-offset-y="0.2cm" draw:shadow-color="#808080"/>
    </style:style>
    <style:style style:name="gr188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47af85" draw:textarea-horizontal-align="justify" draw:textarea-vertical-align="middle" draw:auto-grow-height="false" fo:min-height="0.202cm" fo:min-width="0.552cm" fo:padding-top="0.125cm" fo:padding-bottom="0.125cm" fo:padding-left="0.25cm" fo:padding-right="0.25cm" draw:shadow="hidden" draw:shadow-offset-x="0.2cm" draw:shadow-offset-y="0.2cm" draw:shadow-color="#808080"/>
    </style:style>
    <style:style style:name="gr189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47af85" draw:textarea-horizontal-align="justify" draw:textarea-vertical-align="middle" draw:auto-grow-height="false" fo:min-height="0.202cm" fo:min-width="0.552cm" fo:padding-top="0.125cm" fo:padding-bottom="0.125cm" fo:padding-left="0.25cm" fo:padding-right="0.25cm" draw:shadow="hidden" draw:shadow-offset-x="0.2cm" draw:shadow-offset-y="0.2cm" draw:shadow-color="#808080"/>
    </style:style>
    <style:style style:name="gr190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034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191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034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192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ff6666" draw:textarea-horizontal-align="justify" draw:textarea-vertical-align="middle" draw:auto-grow-height="false" fo:min-height="0.202cm" fo:min-width="0.862cm" fo:padding-top="0.125cm" fo:padding-bottom="0.125cm" fo:padding-left="0.25cm" fo:padding-right="0.25cm" draw:shadow="hidden" draw:shadow-offset-x="0.2cm" draw:shadow-offset-y="0.2cm" draw:shadow-color="#808080"/>
    </style:style>
    <style:style style:name="gr193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ff99ff" draw:textarea-horizontal-align="justify" draw:textarea-vertical-align="middle" draw:auto-grow-height="false" fo:min-height="0.202cm" fo:min-width="0.86cm" fo:padding-top="0.125cm" fo:padding-bottom="0.125cm" fo:padding-left="0.25cm" fo:padding-right="0.25cm" draw:shadow="hidden" draw:shadow-offset-x="0.2cm" draw:shadow-offset-y="0.2cm" draw:shadow-color="#808080"/>
    </style:style>
    <style:style style:name="gr194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202cm" fo:min-width="0.861cm" fo:padding-top="0.125cm" fo:padding-bottom="0.125cm" fo:padding-left="0.25cm" fo:padding-right="0.25cm" draw:shadow="hidden" draw:shadow-offset-x="0.2cm" draw:shadow-offset-y="0.2cm" draw:shadow-color="#808080"/>
    </style:style>
    <style:style style:name="gr195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202cm" fo:min-width="0.862cm" fo:padding-top="0.125cm" fo:padding-bottom="0.125cm" fo:padding-left="0.25cm" fo:padding-right="0.25cm" draw:shadow="hidden" draw:shadow-offset-x="0.2cm" draw:shadow-offset-y="0.2cm" draw:shadow-color="#808080"/>
    </style:style>
    <style:style style:name="gr196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ff99ff" draw:textarea-horizontal-align="justify" draw:textarea-vertical-align="middle" draw:auto-grow-height="false" fo:min-height="0.202cm" fo:min-width="0.86cm" fo:padding-top="0.125cm" fo:padding-bottom="0.125cm" fo:padding-left="0.25cm" fo:padding-right="0.25cm" draw:shadow="hidden" draw:shadow-offset-x="0.2cm" draw:shadow-offset-y="0.2cm" draw:shadow-color="#808080"/>
    </style:style>
    <style:style style:name="gr197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ff66cc" draw:textarea-horizontal-align="justify" draw:textarea-vertical-align="middle" draw:auto-grow-height="false" fo:min-height="0.202cm" fo:min-width="0.861cm" fo:padding-top="0.125cm" fo:padding-bottom="0.125cm" fo:padding-left="0.25cm" fo:padding-right="0.25cm" draw:shadow="hidden" draw:shadow-offset-x="0.2cm" draw:shadow-offset-y="0.2cm" draw:shadow-color="#808080"/>
    </style:style>
    <style:style style:name="gr198" style:family="graphic" style:parent-style-name="standard" style:list-style-name="L1">
      <style:graphic-properties draw:stroke="dash" draw:stroke-dash="Fine_20_Dashed" svg:stroke-width="0cm" svg:stroke-color="#3465a4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99" style:family="graphic" style:parent-style-name="standard" style:list-style-name="L1">
      <style:graphic-properties draw:stroke="dash" draw:stroke-dash="Fine_20_Dashed" svg:stroke-width="0cm" svg:stroke-color="#3465a4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00" style:family="graphic" style:parent-style-name="standard" style:list-style-name="L1">
      <style:graphic-properties draw:stroke="dash" draw:stroke-dash="Fine_20_Dashed" svg:stroke-width="0cm" svg:stroke-color="#3465a4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01" style:family="graphic" style:parent-style-name="standard" style:list-style-name="L1">
      <style:graphic-properties draw:stroke="dash" draw:stroke-dash="Fine_20_Dashed" svg:stroke-width="0cm" svg:stroke-color="#3465a4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02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66ff99" draw:textarea-horizontal-align="justify" draw:textarea-vertical-align="middle" draw:auto-grow-height="false" fo:min-height="0.202cm" fo:min-width="0.861cm" fo:padding-top="0.125cm" fo:padding-bottom="0.125cm" fo:padding-left="0.25cm" fo:padding-right="0.25cm" draw:shadow="hidden" draw:shadow-offset-x="0.2cm" draw:shadow-offset-y="0.2cm" draw:shadow-color="#808080"/>
    </style:style>
    <style:style style:name="gr203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66ff99" draw:textarea-horizontal-align="justify" draw:textarea-vertical-align="middle" draw:auto-grow-height="false" fo:min-height="0.202cm" fo:min-width="0.86cm" fo:padding-top="0.125cm" fo:padding-bottom="0.125cm" fo:padding-left="0.25cm" fo:padding-right="0.25cm" draw:shadow="hidden" draw:shadow-offset-x="0.2cm" draw:shadow-offset-y="0.2cm" draw:shadow-color="#808080"/>
    </style:style>
    <style:style style:name="gr204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47af85" draw:textarea-horizontal-align="justify" draw:textarea-vertical-align="middle" draw:auto-grow-height="false" fo:min-height="0.202cm" fo:min-width="0.552cm" fo:padding-top="0.125cm" fo:padding-bottom="0.125cm" fo:padding-left="0.25cm" fo:padding-right="0.25cm" draw:shadow="hidden" draw:shadow-offset-x="0.2cm" draw:shadow-offset-y="0.2cm" draw:shadow-color="#808080"/>
    </style:style>
    <style:style style:name="gr205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808080" draw:textarea-horizontal-align="justify" draw:textarea-vertical-align="middle" draw:auto-grow-height="false" fo:min-height="0.202cm" fo:min-width="0.552cm" fo:padding-top="0.125cm" fo:padding-bottom="0.125cm" fo:padding-left="0.25cm" fo:padding-right="0.25cm" draw:shadow="hidden" draw:shadow-offset-x="0.2cm" draw:shadow-offset-y="0.2cm" draw:shadow-color="#808080"/>
    </style:style>
    <style:style style:name="gr206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034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207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034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208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202cm" fo:min-width="0.862cm" fo:padding-top="0.125cm" fo:padding-bottom="0.125cm" fo:padding-left="0.25cm" fo:padding-right="0.25cm" draw:shadow="hidden" draw:shadow-offset-x="0.2cm" draw:shadow-offset-y="0.2cm" draw:shadow-color="#808080"/>
    </style:style>
    <style:style style:name="gr209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ff99ff" draw:textarea-horizontal-align="justify" draw:textarea-vertical-align="middle" draw:auto-grow-height="false" fo:min-height="0.202cm" fo:min-width="0.86cm" fo:padding-top="0.125cm" fo:padding-bottom="0.125cm" fo:padding-left="0.25cm" fo:padding-right="0.25cm" draw:shadow="hidden" draw:shadow-offset-x="0.2cm" draw:shadow-offset-y="0.2cm" draw:shadow-color="#808080"/>
    </style:style>
    <style:style style:name="gr210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ff6666" draw:textarea-horizontal-align="justify" draw:textarea-vertical-align="middle" draw:auto-grow-height="false" fo:min-height="0.202cm" fo:min-width="0.861cm" fo:padding-top="0.125cm" fo:padding-bottom="0.125cm" fo:padding-left="0.25cm" fo:padding-right="0.25cm" draw:shadow="hidden" draw:shadow-offset-x="0.2cm" draw:shadow-offset-y="0.2cm" draw:shadow-color="#808080"/>
    </style:style>
    <style:style style:name="gr211" style:family="graphic" style:parent-style-name="standard" style:list-style-name="L1">
      <style:graphic-properties draw:stroke="dash" draw:stroke-dash="Fine_20_Dashed" svg:stroke-width="0cm" svg:stroke-color="#3465a4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12" style:family="graphic" style:parent-style-name="standard" style:list-style-name="L1">
      <style:graphic-properties draw:stroke="dash" draw:stroke-dash="Fine_20_Dashed" svg:stroke-width="0cm" svg:stroke-color="#3465a4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13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66ff99" draw:textarea-horizontal-align="justify" draw:textarea-vertical-align="middle" draw:auto-grow-height="false" fo:min-height="0.202cm" fo:min-width="0.861cm" fo:padding-top="0.125cm" fo:padding-bottom="0.125cm" fo:padding-left="0.25cm" fo:padding-right="0.25cm" draw:shadow="hidden" draw:shadow-offset-x="0.2cm" draw:shadow-offset-y="0.2cm" draw:shadow-color="#808080"/>
    </style:style>
    <style:style style:name="gr214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47af85" draw:textarea-horizontal-align="justify" draw:textarea-vertical-align="middle" draw:auto-grow-height="false" fo:min-height="0.202cm" fo:min-width="0.552cm" fo:padding-top="0.125cm" fo:padding-bottom="0.125cm" fo:padding-left="0.25cm" fo:padding-right="0.25cm" draw:shadow="hidden" draw:shadow-offset-x="0.2cm" draw:shadow-offset-y="0.2cm" draw:shadow-color="#808080"/>
    </style:style>
    <style:style style:name="gr215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47af85" draw:textarea-horizontal-align="justify" draw:textarea-vertical-align="middle" draw:auto-grow-height="false" fo:min-height="0.202cm" fo:min-width="0.552cm" fo:padding-top="0.125cm" fo:padding-bottom="0.125cm" fo:padding-left="0.25cm" fo:padding-right="0.25cm" draw:shadow="hidden" draw:shadow-offset-x="0.2cm" draw:shadow-offset-y="0.2cm" draw:shadow-color="#808080"/>
    </style:style>
    <style:style style:name="gr216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034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217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034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218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ff99ff" draw:textarea-horizontal-align="justify" draw:textarea-vertical-align="middle" draw:auto-grow-height="false" fo:min-height="0.202cm" fo:min-width="0.861cm" fo:padding-top="0.125cm" fo:padding-bottom="0.125cm" fo:padding-left="0.25cm" fo:padding-right="0.25cm" draw:shadow="hidden" draw:shadow-offset-x="0.2cm" draw:shadow-offset-y="0.2cm" draw:shadow-color="#808080"/>
    </style:style>
    <style:style style:name="gr219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6699cc" draw:textarea-horizontal-align="justify" draw:textarea-vertical-align="middle" draw:auto-grow-height="false" fo:min-height="0.202cm" fo:min-width="0.86cm" fo:padding-top="0.125cm" fo:padding-bottom="0.125cm" fo:padding-left="0.25cm" fo:padding-right="0.25cm" draw:shadow="hidden" draw:shadow-offset-x="0.2cm" draw:shadow-offset-y="0.2cm" draw:shadow-color="#808080"/>
    </style:style>
    <style:style style:name="gr220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ff9467" draw:textarea-horizontal-align="justify" draw:textarea-vertical-align="middle" draw:auto-grow-height="false" fo:min-height="0.202cm" fo:min-width="0.86cm" fo:padding-top="0.125cm" fo:padding-bottom="0.125cm" fo:padding-left="0.25cm" fo:padding-right="0.25cm" draw:shadow="hidden" draw:shadow-offset-x="0.2cm" draw:shadow-offset-y="0.2cm" draw:shadow-color="#808080"/>
    </style:style>
    <style:style style:name="gr221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6699cc" draw:textarea-horizontal-align="justify" draw:textarea-vertical-align="middle" draw:auto-grow-height="false" fo:min-height="0.202cm" fo:min-width="0.861cm" fo:padding-top="0.125cm" fo:padding-bottom="0.125cm" fo:padding-left="0.25cm" fo:padding-right="0.25cm" draw:shadow="hidden" draw:shadow-offset-x="0.2cm" draw:shadow-offset-y="0.2cm" draw:shadow-color="#808080"/>
    </style:style>
    <style:style style:name="gr222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ff9467" draw:textarea-horizontal-align="justify" draw:textarea-vertical-align="middle" draw:auto-grow-height="false" fo:min-height="0.202cm" fo:min-width="0.861cm" fo:padding-top="0.125cm" fo:padding-bottom="0.125cm" fo:padding-left="0.25cm" fo:padding-right="0.25cm" draw:shadow="hidden" draw:shadow-offset-x="0.2cm" draw:shadow-offset-y="0.2cm" draw:shadow-color="#808080"/>
    </style:style>
    <style:style style:name="gr223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ff99ff" draw:textarea-horizontal-align="justify" draw:textarea-vertical-align="middle" draw:auto-grow-height="false" fo:min-height="0.202cm" fo:min-width="0.86cm" fo:padding-top="0.125cm" fo:padding-bottom="0.125cm" fo:padding-left="0.25cm" fo:padding-right="0.25cm" draw:shadow="hidden" draw:shadow-offset-x="0.2cm" draw:shadow-offset-y="0.2cm" draw:shadow-color="#808080"/>
    </style:style>
    <style:style style:name="gr224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996633" draw:textarea-horizontal-align="justify" draw:textarea-vertical-align="middle" draw:auto-grow-height="false" fo:min-height="0.202cm" fo:min-width="0.861cm" fo:padding-top="0.125cm" fo:padding-bottom="0.125cm" fo:padding-left="0.25cm" fo:padding-right="0.25cm" draw:shadow="hidden" draw:shadow-offset-x="0.2cm" draw:shadow-offset-y="0.2cm" draw:shadow-color="#808080"/>
    </style:style>
    <style:style style:name="gr225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cc9900" draw:textarea-horizontal-align="justify" draw:textarea-vertical-align="middle" draw:auto-grow-height="false" fo:min-height="0.202cm" fo:min-width="0.86cm" fo:padding-top="0.125cm" fo:padding-bottom="0.125cm" fo:padding-left="0.25cm" fo:padding-right="0.25cm" draw:shadow="hidden" draw:shadow-offset-x="0.2cm" draw:shadow-offset-y="0.2cm" draw:shadow-color="#808080"/>
    </style:style>
    <style:style style:name="gr226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ff6666" draw:textarea-horizontal-align="justify" draw:textarea-vertical-align="middle" draw:auto-grow-height="false" fo:min-height="0.202cm" fo:min-width="0.86cm" fo:padding-top="0.125cm" fo:padding-bottom="0.125cm" fo:padding-left="0.25cm" fo:padding-right="0.25cm" draw:shadow="hidden" draw:shadow-offset-x="0.2cm" draw:shadow-offset-y="0.2cm" draw:shadow-color="#808080"/>
    </style:style>
    <style:style style:name="gr227" style:family="graphic" style:parent-style-name="standard" style:list-style-name="L1">
      <style:graphic-properties draw:stroke="dash" draw:stroke-dash="Fine_20_Dashed" svg:stroke-width="0cm" svg:stroke-color="#3465a4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28" style:family="graphic" style:parent-style-name="standard" style:list-style-name="L1">
      <style:graphic-properties draw:stroke="dash" draw:stroke-dash="Fine_20_Dashed" svg:stroke-width="0cm" svg:stroke-color="#3465a4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29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66ff99" draw:textarea-horizontal-align="justify" draw:textarea-vertical-align="middle" draw:auto-grow-height="false" fo:min-height="0.202cm" fo:min-width="0.861cm" fo:padding-top="0.125cm" fo:padding-bottom="0.125cm" fo:padding-left="0.25cm" fo:padding-right="0.25cm" draw:shadow="hidden" draw:shadow-offset-x="0.2cm" draw:shadow-offset-y="0.2cm" draw:shadow-color="#808080"/>
    </style:style>
    <style:style style:name="gr230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66ff99" draw:textarea-horizontal-align="justify" draw:textarea-vertical-align="middle" draw:auto-grow-height="false" fo:min-height="0.202cm" fo:min-width="0.86cm" fo:padding-top="0.125cm" fo:padding-bottom="0.125cm" fo:padding-left="0.25cm" fo:padding-right="0.25cm" draw:shadow="hidden" draw:shadow-offset-x="0.2cm" draw:shadow-offset-y="0.2cm" draw:shadow-color="#808080"/>
    </style:style>
    <style:style style:name="gr231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990000" draw:textarea-horizontal-align="justify" draw:textarea-vertical-align="middle" draw:auto-grow-height="false" fo:min-height="0.202cm" fo:min-width="0.496cm" fo:padding-top="0.125cm" fo:padding-bottom="0.125cm" fo:padding-left="0.25cm" fo:padding-right="0.25cm" draw:shadow="hidden" draw:shadow-offset-x="0.2cm" draw:shadow-offset-y="0.2cm" draw:shadow-color="#808080"/>
    </style:style>
    <style:style style:name="gr232" style:family="graphic" style:parent-style-name="standard">
      <style:graphic-properties draw:stroke="none" draw:fill="none" fo:min-height="0.395cm"/>
    </style:style>
    <style:style style:name="gr233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808080" draw:textarea-horizontal-align="justify" draw:textarea-vertical-align="middle" draw:auto-grow-height="false" fo:min-height="0.202cm" fo:min-width="0.496cm" fo:padding-top="0.125cm" fo:padding-bottom="0.125cm" fo:padding-left="0.25cm" fo:padding-right="0.25cm" draw:shadow="hidden" draw:shadow-offset-x="0.2cm" draw:shadow-offset-y="0.2cm" draw:shadow-color="#808080"/>
    </style:style>
    <style:style style:name="gr234" style:family="graphic" style:parent-style-name="standard">
      <style:graphic-properties draw:stroke="none" draw:fill="none" fo:min-height="0.226cm"/>
    </style:style>
    <style:style style:name="gr235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47af85" draw:textarea-horizontal-align="justify" draw:textarea-vertical-align="middle" draw:auto-grow-height="false" fo:min-height="0.202cm" fo:min-width="0.495cm" fo:padding-top="0.125cm" fo:padding-bottom="0.125cm" fo:padding-left="0.25cm" fo:padding-right="0.25cm" draw:shadow="hidden" draw:shadow-offset-x="0.2cm" draw:shadow-offset-y="0.2cm" draw:shadow-color="#808080"/>
    </style:style>
    <style:style style:name="gr236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cc9900" draw:textarea-horizontal-align="justify" draw:textarea-vertical-align="middle" draw:auto-grow-height="false" fo:min-height="0.202cm" fo:min-width="0.495cm" fo:padding-top="0.125cm" fo:padding-bottom="0.125cm" fo:padding-left="0.25cm" fo:padding-right="0.25cm" draw:shadow="hidden" draw:shadow-offset-x="0.2cm" draw:shadow-offset-y="0.2cm" draw:shadow-color="#808080"/>
    </style:style>
    <style:style style:name="gr237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ff9467" draw:textarea-horizontal-align="justify" draw:textarea-vertical-align="middle" draw:auto-grow-height="false" fo:min-height="0.202cm" fo:min-width="0.495cm" fo:padding-top="0.125cm" fo:padding-bottom="0.125cm" fo:padding-left="0.25cm" fo:padding-right="0.25cm" draw:shadow="hidden" draw:shadow-offset-x="0.2cm" draw:shadow-offset-y="0.2cm" draw:shadow-color="#808080"/>
    </style:style>
    <style:style style:name="gr238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cc9999" draw:textarea-horizontal-align="justify" draw:textarea-vertical-align="middle" draw:auto-grow-height="false" fo:min-height="0.202cm" fo:min-width="0.496cm" fo:padding-top="0.125cm" fo:padding-bottom="0.125cm" fo:padding-left="0.25cm" fo:padding-right="0.25cm" draw:shadow="hidden" draw:shadow-offset-x="0.2cm" draw:shadow-offset-y="0.2cm" draw:shadow-color="#808080"/>
    </style:style>
    <style:style style:name="gr239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ff6666" draw:textarea-horizontal-align="justify" draw:textarea-vertical-align="middle" draw:auto-grow-height="false" fo:min-height="0.202cm" fo:min-width="0.496cm" fo:padding-top="0.125cm" fo:padding-bottom="0.125cm" fo:padding-left="0.25cm" fo:padding-right="0.25cm" draw:shadow="hidden" draw:shadow-offset-x="0.2cm" draw:shadow-offset-y="0.2cm" draw:shadow-color="#808080"/>
    </style:style>
    <style:style style:name="gr240" style:family="graphic" style:parent-style-name="standard">
      <style:graphic-properties draw:stroke="none" draw:fill="none" fo:min-height="0.789cm"/>
    </style:style>
    <style:style style:name="gr241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99ff33" draw:textarea-horizontal-align="justify" draw:textarea-vertical-align="middle" draw:auto-grow-height="false" fo:min-height="0.202cm" fo:min-width="0.495cm" fo:padding-top="0.125cm" fo:padding-bottom="0.125cm" fo:padding-left="0.25cm" fo:padding-right="0.25cm" draw:shadow="hidden" draw:shadow-offset-x="0.2cm" draw:shadow-offset-y="0.2cm" draw:shadow-color="#808080"/>
    </style:style>
    <style:style style:name="gr242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6699cc" draw:textarea-horizontal-align="justify" draw:textarea-vertical-align="middle" draw:auto-grow-height="false" fo:min-height="0.202cm" fo:min-width="0.495cm" fo:padding-top="0.125cm" fo:padding-bottom="0.125cm" fo:padding-left="0.25cm" fo:padding-right="0.25cm" draw:shadow="hidden" draw:shadow-offset-x="0.2cm" draw:shadow-offset-y="0.2cm" draw:shadow-color="#808080"/>
    </style:style>
    <style:style style:name="gr243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ff66cc" draw:textarea-horizontal-align="justify" draw:textarea-vertical-align="middle" draw:auto-grow-height="false" fo:min-height="0.202cm" fo:min-width="0.497cm" fo:padding-top="0.125cm" fo:padding-bottom="0.125cm" fo:padding-left="0.25cm" fo:padding-right="0.25cm" draw:shadow="hidden" draw:shadow-offset-x="0.2cm" draw:shadow-offset-y="0.2cm" draw:shadow-color="#808080"/>
    </style:style>
    <style:style style:name="gr244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996633" draw:textarea-horizontal-align="justify" draw:textarea-vertical-align="middle" draw:auto-grow-height="false" fo:min-height="0.202cm" fo:min-width="0.497cm" fo:padding-top="0.125cm" fo:padding-bottom="0.125cm" fo:padding-left="0.25cm" fo:padding-right="0.25cm" draw:shadow="hidden" draw:shadow-offset-x="0.2cm" draw:shadow-offset-y="0.2cm" draw:shadow-color="#808080"/>
    </style:style>
    <style:style style:name="gr245" style:family="graphic" style:parent-style-name="standard">
      <style:graphic-properties draw:stroke="none" draw:fill="none" fo:min-height="0.21cm"/>
    </style:style>
    <style:style style:name="gr246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ff99ff" draw:textarea-horizontal-align="justify" draw:textarea-vertical-align="middle" draw:auto-grow-height="false" fo:min-height="0.202cm" fo:min-width="0.495cm" fo:padding-top="0.125cm" fo:padding-bottom="0.125cm" fo:padding-left="0.25cm" fo:padding-right="0.25cm" draw:shadow="hidden" draw:shadow-offset-x="0.2cm" draw:shadow-offset-y="0.2cm" draw:shadow-color="#808080"/>
    </style:style>
    <style:style style:name="gr247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202cm" fo:min-width="0.497cm" fo:padding-top="0.125cm" fo:padding-bottom="0.125cm" fo:padding-left="0.25cm" fo:padding-right="0.25cm" draw:shadow="hidden" draw:shadow-offset-x="0.2cm" draw:shadow-offset-y="0.2cm" draw:shadow-color="#808080"/>
    </style:style>
    <style:style style:name="gr248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66ff99" draw:textarea-horizontal-align="justify" draw:textarea-vertical-align="middle" draw:auto-grow-height="false" fo:min-height="0.202cm" fo:min-width="0.497cm" fo:padding-top="0.125cm" fo:padding-bottom="0.125cm" fo:padding-left="0.25cm" fo:padding-right="0.25cm" draw:shadow="hidden" draw:shadow-offset-x="0.2cm" draw:shadow-offset-y="0.2cm" draw:shadow-color="#808080"/>
    </style:style>
    <style:style style:name="gr249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ff99ff" draw:textarea-horizontal-align="justify" draw:textarea-vertical-align="middle" draw:auto-grow-height="false" fo:min-height="0.202cm" fo:min-width="0.861cm" fo:padding-top="0.125cm" fo:padding-bottom="0.125cm" fo:padding-left="0.25cm" fo:padding-right="0.25cm" draw:shadow="hidden" draw:shadow-offset-x="0.2cm" draw:shadow-offset-y="0.2cm" draw:shadow-color="#808080"/>
    </style:style>
    <style:style style:name="gr250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99ff33" draw:textarea-horizontal-align="justify" draw:textarea-vertical-align="middle" draw:auto-grow-height="false" fo:min-height="0.202cm" fo:min-width="0.86cm" fo:padding-top="0.125cm" fo:padding-bottom="0.125cm" fo:padding-left="0.25cm" fo:padding-right="0.25cm" draw:shadow="hidden" draw:shadow-offset-x="0.2cm" draw:shadow-offset-y="0.2cm" draw:shadow-color="#808080"/>
    </style:style>
    <style:style style:name="gr251" style:family="graphic" style:parent-style-name="standard" style:list-style-name="L1">
      <style:graphic-properties draw:stroke="dash" draw:stroke-dash="Fine_20_Dashed" svg:stroke-width="0cm" svg:stroke-color="#3465a4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52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66ff99" draw:textarea-horizontal-align="justify" draw:textarea-vertical-align="middle" draw:auto-grow-height="false" fo:min-height="0.202cm" fo:min-width="0.861cm" fo:padding-top="0.125cm" fo:padding-bottom="0.125cm" fo:padding-left="0.25cm" fo:padding-right="0.25cm" draw:shadow="hidden" draw:shadow-offset-x="0.2cm" draw:shadow-offset-y="0.2cm" draw:shadow-color="#808080"/>
    </style:style>
    <style:style style:name="gr253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99ff33" draw:textarea-horizontal-align="justify" draw:textarea-vertical-align="middle" draw:auto-grow-height="false" fo:min-height="0.202cm" fo:min-width="0.861cm" fo:padding-top="0.125cm" fo:padding-bottom="0.125cm" fo:padding-left="0.25cm" fo:padding-right="0.25cm" draw:shadow="hidden" draw:shadow-offset-x="0.2cm" draw:shadow-offset-y="0.2cm" draw:shadow-color="#808080"/>
    </style:style>
    <style:style style:name="gr254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ff99ff" draw:textarea-horizontal-align="justify" draw:textarea-vertical-align="middle" draw:auto-grow-height="false" fo:min-height="0.202cm" fo:min-width="0.861cm" fo:padding-top="0.125cm" fo:padding-bottom="0.125cm" fo:padding-left="0.25cm" fo:padding-right="0.25cm" draw:shadow="hidden" draw:shadow-offset-x="0.2cm" draw:shadow-offset-y="0.2cm" draw:shadow-color="#808080"/>
    </style:style>
    <style:style style:name="gr255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66ff99" draw:textarea-horizontal-align="justify" draw:textarea-vertical-align="middle" draw:auto-grow-height="false" fo:min-height="0.202cm" fo:min-width="0.86cm" fo:padding-top="0.125cm" fo:padding-bottom="0.125cm" fo:padding-left="0.25cm" fo:padding-right="0.25cm" draw:shadow="hidden" draw:shadow-offset-x="0.2cm" draw:shadow-offset-y="0.2cm" draw:shadow-color="#808080"/>
    </style:style>
    <style:style style:name="gr256" style:family="graphic" style:parent-style-name="standard" style:list-style-name="L1">
      <style:graphic-properties draw:stroke="dash" draw:stroke-dash="Fine_20_Dashed" svg:stroke-width="0cm" svg:stroke-color="#3465a4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P1" style:family="paragraph">
      <style:paragraph-properties fo:margin-left="0cm" fo:margin-right="0cm" fo:margin-top="0cm" fo:margin-bottom="0cm" fo:line-height="100%" fo:text-align="center" fo:text-indent="0cm"/>
    </style:style>
    <style:style style:name="P2" style:family="paragraph">
      <loext:graphic-properties draw:fill="solid" draw:fill-color="#990000"/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="solid" draw:fill-color="#cccccc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7pt" fo:font-style="normal" fo:text-shadow="none" style:text-underline-style="none" fo:font-weight="normal" style:letter-kerning="true" style:font-name-asian="Microsoft YaHei" style:font-size-asian="8pt" style:font-style-asian="normal" style:font-weight-asian="normal" style:font-name-complex="Mangal" style:font-size-complex="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="solid" draw:fill-color="#47af85"/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="solid" draw:fill-color="#ff99ff"/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000000" style:text-outline="false" style:text-line-through-style="none" style:text-line-through-type="none" style:font-name="Liberation Sans" fo:font-size="7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loext:graphic-properties draw:fill="solid" draw:fill-color="#cc9999"/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000000" style:text-outline="false" style:text-line-through-style="none" style:text-line-through-type="none" style:font-name="Liberation Sans" fo:font-size="7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loext:graphic-properties draw:fill="solid" draw:fill-color="#cccccc"/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000000" style:text-outline="false" style:text-line-through-style="none" style:text-line-through-type="none" style:font-name="Liberation Sans" fo:font-size="7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loext:graphic-properties draw:fill="solid" draw:fill-color="#66ff99"/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000000" style:text-outline="false" style:text-line-through-style="none" style:text-line-through-type="none" style:font-name="Liberation Sans" fo:font-size="7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loext:graphic-properties draw:fill="solid" draw:fill-color="#808080"/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Mangal" style:font-size-complex="10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loext:graphic-properties draw:fill="solid" draw:fill-color="#996633"/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000000" style:text-outline="false" style:text-line-through-style="none" style:text-line-through-type="none" style:font-name="Liberation Sans" fo:font-size="7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loext:graphic-properties draw:fill="solid" draw:fill-color="#cc9900"/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000000" style:text-outline="false" style:text-line-through-style="none" style:text-line-through-type="none" style:font-name="Liberation Sans" fo:font-size="7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loext:graphic-properties draw:fill="solid" draw:fill-color="#ff9467"/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000000" style:text-outline="false" style:text-line-through-style="none" style:text-line-through-type="none" style:font-name="Liberation Sans" fo:font-size="7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P15" style:family="paragraph">
      <loext:graphic-properties draw:fill="solid" draw:fill-color="#ff66cc"/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000000" style:text-outline="false" style:text-line-through-style="none" style:text-line-through-type="none" style:font-name="Liberation Sans" fo:font-size="7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P16" style:family="paragraph">
      <loext:graphic-properties draw:fill="solid" draw:fill-color="#808080"/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P17" style:family="paragraph">
      <loext:graphic-properties draw:fill="solid" draw:fill-color="#cc9900"/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000000" style:text-outline="false" style:text-line-through-style="none" style:text-line-through-type="none" style:font-name="Liberation Sans" fo:font-size="7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solid" style:text-overline-width="auto" style:text-overline-color="font-color"/>
    </style:style>
    <style:style style:name="P18" style:family="paragraph">
      <loext:graphic-properties draw:fill="solid" draw:fill-color="#996633"/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000000" style:text-outline="false" style:text-line-through-style="none" style:text-line-through-type="none" style:font-name="Liberation Sans" fo:font-size="7pt" fo:font-style="normal" fo:text-shadow="none" style:text-underline-style="none" fo:font-weight="normal" style:letter-kerning="true" style:font-name-asian="Microsoft YaHei" style:font-size-asian="8pt" style:font-style-asian="normal" style:font-weight-asian="normal" style:font-name-complex="Mangal" style:font-size-complex="8pt" style:font-style-complex="normal" style:font-weight-complex="normal" style:text-emphasize="none" style:font-relief="none" style:text-overline-style="none" style:text-overline-color="font-color"/>
    </style:style>
    <style:style style:name="P19" style:family="paragraph">
      <loext:graphic-properties draw:fill="solid" draw:fill-color="#ff6666"/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000000" style:text-outline="false" style:text-line-through-style="none" style:text-line-through-type="none" style:font-name="Liberation Sans" fo:font-size="7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P20" style:family="paragraph">
      <loext:graphic-properties draw:fill="solid" draw:fill-color="#6699cc"/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000000" style:text-outline="false" style:text-line-through-style="none" style:text-line-through-type="none" style:font-name="Liberation Sans" fo:font-size="7pt" fo:font-style="normal" fo:text-shadow="none" style:text-underline-style="none" fo:font-weight="normal" style:letter-kerning="true" style:font-name-asian="Microsoft YaHei" style:font-size-asian="8pt" style:font-style-asian="normal" style:font-weight-asian="normal" style:font-name-complex="Mangal" style:font-size-complex="8pt" style:font-style-complex="normal" style:font-weight-complex="normal" style:text-emphasize="none" style:font-relief="none" style:text-overline-style="none" style:text-overline-color="font-color"/>
    </style:style>
    <style:style style:name="P21" style:family="paragraph">
      <loext:graphic-properties draw:fill="solid" draw:fill-color="#6699cc"/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000000" style:text-outline="false" style:text-line-through-style="none" style:text-line-through-type="none" style:font-name="Liberation Sans" fo:font-size="7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P22" style:family="paragraph">
      <loext:graphic-properties draw:fill="solid" draw:fill-color="#47af85"/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Microsoft YaHei" style:font-size-asian="11pt" style:font-style-asian="normal" style:font-weight-asian="normal" style:font-name-complex="Mangal" style:font-size-complex="11pt" style:font-style-complex="normal" style:font-weight-complex="normal" style:text-emphasize="none" style:font-relief="none" style:text-overline-style="none" style:text-overline-color="font-color"/>
    </style:style>
    <style:style style:name="P23" style:family="paragraph">
      <loext:graphic-properties draw:fill="solid" draw:fill-color="#99ff33"/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000000" style:text-outline="false" style:text-line-through-style="none" style:text-line-through-type="none" style:font-name="Liberation Sans" fo:font-size="7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P24" style:family="paragraph">
      <loext:graphic-properties draw:fill="solid" draw:fill-color="#47af85"/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Mangal" style:font-size-complex="10pt" style:font-style-complex="normal" style:font-weight-complex="normal" style:text-emphasize="none" style:font-relief="none" style:text-overline-style="none" style:text-overline-color="font-color"/>
    </style:style>
    <style:style style:name="P25" style:family="paragraph">
      <loext:graphic-properties draw:fill="solid" draw:fill-color="#808080"/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Mangal" style:font-size-complex="10pt" style:font-style-complex="normal" style:font-weight-complex="normal" style:text-emphasize="none" style:font-relief="none" style:text-overline-style="none" style:text-overline-color="font-color"/>
    </style:style>
    <style:style style:name="P26" style:family="paragraph">
      <style:paragraph-properties fo:margin-left="0cm" fo:margin-right="0cm" fo:margin-top="0cm" fo:margin-bottom="0cm" fo:line-height="100%" fo:text-align="start" fo:text-indent="0cm"/>
    </style:style>
    <style:style style:name="P27" style:family="paragraph">
      <loext:graphic-properties draw:fill="none"/>
      <style:paragraph-properties fo:margin-left="0cm" fo:margin-right="0cm" fo:margin-top="0cm" fo:margin-bottom="0cm" fo:line-height="100%" fo:text-align="start" fo:text-indent="0cm"/>
    </style:style>
    <style:style style:name="P28" style:family="paragraph">
      <loext:graphic-properties draw:fill="solid" draw:fill-color="#cc9900"/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solid" style:text-overline-width="auto" style:text-overline-color="font-color"/>
    </style:style>
    <style:style style:name="P29" style:family="paragraph">
      <loext:graphic-properties draw:fill="solid" draw:fill-color="#ff9467"/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solid" style:text-overline-width="auto" style:text-overline-color="font-color"/>
    </style:style>
    <style:style style:name="P30" style:family="paragraph">
      <loext:graphic-properties draw:fill="solid" draw:fill-color="#cc9999"/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P31" style:family="paragraph">
      <loext:graphic-properties draw:fill="solid" draw:fill-color="#ff6666"/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P32" style:family="paragraph">
      <loext:graphic-properties draw:fill="solid" draw:fill-color="#99ff33"/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P33" style:family="paragraph">
      <loext:graphic-properties draw:fill="solid" draw:fill-color="#6699cc"/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P34" style:family="paragraph">
      <loext:graphic-properties draw:fill="solid" draw:fill-color="#ff66cc"/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P35" style:family="paragraph">
      <loext:graphic-properties draw:fill="solid" draw:fill-color="#996633"/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P36" style:family="paragraph">
      <loext:graphic-properties draw:fill="solid" draw:fill-color="#ff99ff"/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P37" style:family="paragraph">
      <loext:graphic-properties draw:fill="solid" draw:fill-color="#cccccc"/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P38" style:family="paragraph">
      <loext:graphic-properties draw:fill="solid" draw:fill-color="#66ff99"/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normal" fo:text-transform="none"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7pt" fo:font-style="normal" fo:text-shadow="none" style:text-underline-style="none" fo:font-weight="normal" style:letter-kerning="true" style:font-name-asian="Microsoft YaHei" style:font-size-asian="8pt" style:font-style-asian="normal" style:font-weight-asian="normal" style:font-name-complex="Mangal" style:font-size-complex="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000000" style:text-outline="false" style:text-line-through-style="none" style:text-line-through-type="none" style:font-name="Liberation Sans" fo:font-size="7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Mangal" style:font-size-complex="10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000000" style:text-outline="false" style:text-line-through-style="none" style:text-line-through-type="none" style:font-name="Liberation Sans" fo:font-size="7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solid" style:text-overline-width="auto" style:text-overline-color="font-color"/>
    </style:style>
    <style:style style:name="T7" style:family="text">
      <style:text-properties fo:font-variant="normal" fo:text-transform="none" fo:color="#000000" style:text-outline="false" style:text-line-through-style="none" style:text-line-through-type="none" style:font-name="Liberation Sans" fo:font-size="7pt" fo:font-style="normal" fo:text-shadow="none" style:text-underline-style="none" fo:font-weight="normal" style:letter-kerning="true" style:font-name-asian="Microsoft YaHei" style:font-size-asian="8pt" style:font-style-asian="normal" style:font-weight-asian="normal" style:font-name-complex="Mangal" style:font-size-complex="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Microsoft YaHei" style:font-size-asian="11pt" style:font-style-asian="normal" style:font-weight-asian="normal" style:font-name-complex="Mangal" style:font-size-complex="11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Mangal" style:font-size-complex="10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solid" style:text-overline-width="auto" style:text-overline-color="font-color"/>
    </style:style>
    <style:style style:name="T11" style:family="text">
      <style:text-properties fo:font-variant="normal" fo:text-transform="none" fo:color="#000000" style:text-outline="false" style:text-line-through-style="none" style:text-line-through-type="none" style:font-name="Liberation Sans" fo:font-size="7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g>
          <draw:custom-shape draw:style-name="gr1" draw:text-style-name="P2" draw:layer="layout" svg:width="1.1cm" svg:height="0.5cm" svg:x="10.598cm" svg:y="1.554cm">
            <text:p text:style-name="P1"><text:span text:style-name="T1">3.3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2" draw:layer="layout" svg:width="1.1cm" svg:height="0.5cm" svg:x="12.799cm" svg:y="1.554cm">
            <text:p text:style-name="P1"><text:span text:style-name="T1">5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3" draw:layer="layout" svg:width="0.4cm" svg:height="0.4cm" svg:x="11.798cm" svg:y="1.604cm">
            <text:p text:style-name="P1"><text:span text:style-name="T2">1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draw:layer="layout" svg:width="0.4cm" svg:height="0.4cm" svg:x="12.299cm" svg:y="1.604cm">
            <text:p text:style-name="P1"><text:span text:style-name="T2">2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67" draw:id="id67">
          <draw:custom-shape draw:style-name="gr5" draw:text-style-name="P4" draw:layer="layout" svg:width="1.1cm" svg:height="0.5cm" svg:x="10.602cm" svg:y="8.76cm">
            <text:p text:style-name="P1"><text:span text:style-name="T3">#0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4" draw:layer="layout" svg:width="1.1cm" svg:height="0.5cm" svg:x="12.803cm" svg:y="8.76cm">
            <text:p text:style-name="P1"><text:span text:style-name="T3">#1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" draw:text-style-name="P3" draw:layer="layout" svg:width="0.4cm" svg:height="0.4cm" svg:x="11.802cm" svg:y="8.81cm">
            <text:p text:style-name="P1"><text:span text:style-name="T2">27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3" draw:layer="layout" svg:width="0.4cm" svg:height="0.4cm" svg:x="12.303cm" svg:y="8.81cm">
            <text:p text:style-name="P1"><text:span text:style-name="T2">28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9" draw:text-style-name="P5" draw:layer="layout" svg:width="1.408cm" svg:height="0.5cm" svg:x="14.399cm" svg:y="1cm">
            <text:p text:style-name="P1"><text:span text:style-name="T3">Alt0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" draw:text-style-name="P5" draw:layer="layout" svg:width="1.409cm" svg:height="0.5cm" svg:x="15.937cm" svg:y="1cm">
            <text:p text:style-name="P1"><text:span text:style-name="T3">Alt1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5" draw:layer="layout" svg:width="1.408cm" svg:height="0.5cm" svg:x="17.474cm" svg:y="1cm">
            <text:p text:style-name="P1"><text:span text:style-name="T3">Alt2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" draw:text-style-name="P5" draw:layer="layout" svg:width="1.409cm" svg:height="0.5cm" svg:x="19.011cm" svg:y="1cm">
            <text:p text:style-name="P1"><text:span text:style-name="T3">Alt3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3" draw:text-style-name="P5" draw:layer="layout" svg:width="1.408cm" svg:height="0.5cm" svg:x="20.55cm" svg:y="1cm">
            <text:p text:style-name="P1"><text:span text:style-name="T3">Alt4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4" draw:text-style-name="P5" draw:layer="layout" svg:width="1.408cm" svg:height="0.5cm" svg:x="22.088cm" svg:y="1cm">
            <text:p text:style-name="P1"><text:span text:style-name="T3">Alt5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5" draw:text-style-name="P5" draw:layer="layout" svg:width="1.408cm" svg:height="0.5cm" svg:x="1cm" svg:y="1cm">
            <text:p text:style-name="P1"><text:span text:style-name="T3">Alt5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6" draw:text-style-name="P5" draw:layer="layout" svg:width="1.409cm" svg:height="0.5cm" svg:x="2.538cm" svg:y="1cm">
            <text:p text:style-name="P1"><text:span text:style-name="T3">Alt4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7" draw:text-style-name="P5" draw:layer="layout" svg:width="1.408cm" svg:height="0.5cm" svg:x="4.075cm" svg:y="1cm">
            <text:p text:style-name="P1"><text:span text:style-name="T3">Alt3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8" draw:text-style-name="P5" draw:layer="layout" svg:width="1.409cm" svg:height="0.5cm" svg:x="5.612cm" svg:y="1cm">
            <text:p text:style-name="P1"><text:span text:style-name="T3">Alt2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9" draw:text-style-name="P5" draw:layer="layout" svg:width="1.408cm" svg:height="0.5cm" svg:x="7.151cm" svg:y="1cm">
            <text:p text:style-name="P1"><text:span text:style-name="T3">Alt1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0" draw:text-style-name="P5" draw:layer="layout" svg:width="1.408cm" svg:height="0.5cm" svg:x="8.689cm" svg:y="1cm">
            <text:p text:style-name="P1"><text:span text:style-name="T3">Alt0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21" draw:text-style-name="P4" xml:id="id2" draw:id="id2" draw:layer="layout" svg:width="1.1cm" svg:height="0.5cm" svg:x="10.605cm" svg:y="5.434cm">
            <text:p text:style-name="P1"><text:span text:style-name="T3">#22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2" draw:text-style-name="P4" xml:id="id3" draw:id="id3" draw:layer="layout" svg:width="1.1cm" svg:height="0.5cm" svg:x="12.806cm" svg:y="5.434cm">
            <text:p text:style-name="P1"><text:span text:style-name="T3">#23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3" draw:text-style-name="P3" draw:layer="layout" svg:width="0.4cm" svg:height="0.4cm" svg:x="11.805cm" svg:y="5.484cm">
            <text:p text:style-name="P1"><text:span text:style-name="T2">15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" draw:text-style-name="P3" draw:layer="layout" svg:width="0.4cm" svg:height="0.4cm" svg:x="12.306cm" svg:y="5.484cm">
            <text:p text:style-name="P1"><text:span text:style-name="T2">16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5" draw:text-style-name="P6" xml:id="id4" draw:id="id4" draw:layer="layout" svg:width="1.408cm" svg:height="0.5cm" svg:x="15.946cm" svg:y="5.434cm">
            <text:p text:style-name="P1"><text:span text:style-name="T4">SD15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6" draw:text-style-name="P7" draw:layer="layout" svg:width="1.408cm" svg:height="0.5cm" svg:x="19.021cm" svg:y="5.434cm">
            <text:p text:style-name="P1"><text:span text:style-name="T4">SD1_CMD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7" draw:text-style-name="P8" draw:layer="layout" svg:width="1.409cm" svg:height="0.5cm" svg:x="20.558cm" svg:y="5.434cm">
            <text:p text:style-name="P1"><text:span text:style-name="T4">ARM_RTCK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8" draw:text-style-name="P8" draw:layer="layout" svg:width="1.408cm" svg:height="0.5cm" svg:x="2.547cm" svg:y="5.434cm">
            <text:p text:style-name="P1"><text:span text:style-name="T4">ARM_TRST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9" draw:text-style-name="P6" xml:id="id1" draw:id="id1" draw:layer="layout" svg:width="1.409cm" svg:height="0.5cm" svg:x="7.159cm" svg:y="5.434cm">
            <text:p text:style-name="P1"><text:span text:style-name="T4">SD14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0" draw:text-style-name="P7" draw:layer="layout" svg:width="1.408cm" svg:height="0.5cm" svg:x="4.089cm" svg:y="5.434cm">
            <text:p text:style-name="P1"><text:span text:style-name="T4">SD1_CLK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31" draw:text-style-name="P9" draw:layer="layout" svg:x1="8.568cm" svg:y1="5.684cm" svg:x2="10.605cm" svg:y2="5.684cm" draw:start-shape="id1" draw:start-glue-point="1" draw:end-shape="id2" draw:end-glue-point="3" svg:d="M8568 5684h2037" svg:viewBox="0 0 2038 1">
            <text:p/>
          </draw:connector>
          <draw:connector draw:style-name="gr32" draw:text-style-name="P9" draw:layer="layout" svg:x1="13.906cm" svg:y1="5.684cm" svg:x2="15.946cm" svg:y2="5.684cm" draw:start-shape="id3" draw:start-glue-point="1" draw:end-shape="id4" draw:end-glue-point="3" svg:d="M13906 5684h2040" svg:viewBox="0 0 2041 1">
            <text:p/>
          </draw:connector>
          <draw:custom-shape draw:style-name="gr33" draw:text-style-name="P10" draw:layer="layout" svg:width="1.409cm" svg:height="0.5cm" svg:x="5.625cm" svg:y="5.434cm">
            <text:p text:style-name="P1"><text:span text:style-name="T4">DPI_D18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4" draw:text-style-name="P10" draw:layer="layout" svg:width="1.408cm" svg:height="0.5cm" svg:x="17.483cm" svg:y="5.434cm">
            <text:p text:style-name="P1"><text:span text:style-name="T4">DPI_D19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35" draw:text-style-name="P4" xml:id="id6" draw:id="id6" draw:layer="layout" svg:width="1.1cm" svg:height="0.5cm" svg:x="10.604cm" svg:y="4.88cm">
            <text:p text:style-name="P1"><text:span text:style-name="T3">#27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6" draw:text-style-name="P11" draw:layer="layout" svg:width="1.1cm" svg:height="0.5cm" svg:x="12.805cm" svg:y="4.88cm">
            <text:p text:style-name="P1"><text:span text:style-name="T5">GND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7" draw:text-style-name="P3" draw:layer="layout" svg:width="0.4cm" svg:height="0.4cm" svg:x="11.804cm" svg:y="4.93cm">
            <text:p text:style-name="P1"><text:span text:style-name="T2">13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8" draw:text-style-name="P3" draw:layer="layout" svg:width="0.4cm" svg:height="0.4cm" svg:x="12.305cm" svg:y="4.93cm">
            <text:p text:style-name="P1"><text:span text:style-name="T2">14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9" draw:text-style-name="P8" draw:layer="layout" svg:width="1.408cm" svg:height="0.5cm" svg:x="2.546cm" svg:y="4.88cm">
            <text:p text:style-name="P1"><text:span text:style-name="T4">ARM_TMS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0" draw:text-style-name="P7" draw:layer="layout" svg:width="1.408cm" svg:height="0.5cm" svg:x="4.088cm" svg:y="4.88cm">
            <text:p text:style-name="P1"><text:span text:style-name="T4">SD1_DAT3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41" draw:text-style-name="P9" draw:layer="layout" svg:x1="7.034cm" svg:y1="5.13cm" svg:x2="10.604cm" svg:y2="5.13cm" draw:start-shape="id5" draw:start-glue-point="1" draw:end-shape="id6" draw:end-glue-point="3" svg:d="M7034 5130h3570" svg:viewBox="0 0 3571 1">
            <text:p/>
          </draw:connector>
          <draw:custom-shape draw:style-name="gr42" draw:text-style-name="P10" xml:id="id5" draw:id="id5" draw:layer="layout" svg:width="1.409cm" svg:height="0.5cm" svg:x="5.625cm" svg:y="4.88cm">
            <text:p text:style-name="P1"><text:span text:style-name="T4">DPI_D23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43" draw:text-style-name="P2" draw:layer="layout" svg:width="1.1cm" svg:height="0.5cm" svg:x="10.606cm" svg:y="5.988cm">
            <text:p text:style-name="P1"><text:span text:style-name="T1">3.3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4" draw:text-style-name="P4" xml:id="id7" draw:id="id7" draw:layer="layout" svg:width="1.1cm" svg:height="0.5cm" svg:x="12.807cm" svg:y="5.988cm">
            <text:p text:style-name="P1"><text:span text:style-name="T3">#24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5" draw:text-style-name="P3" draw:layer="layout" svg:width="0.4cm" svg:height="0.4cm" svg:x="11.806cm" svg:y="6.038cm">
            <text:p text:style-name="P1"><text:span text:style-name="T2">17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6" draw:text-style-name="P3" draw:layer="layout" svg:width="0.4cm" svg:height="0.4cm" svg:x="12.307cm" svg:y="6.038cm">
            <text:p text:style-name="P1"><text:span text:style-name="T2">18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7" draw:text-style-name="P6" xml:id="id8" draw:id="id8" draw:layer="layout" svg:width="1.409cm" svg:height="0.5cm" svg:x="15.947cm" svg:y="5.988cm">
            <text:p text:style-name="P1"><text:span text:style-name="T4">SD16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8" draw:text-style-name="P7" draw:layer="layout" svg:width="1.408cm" svg:height="0.5cm" svg:x="19.022cm" svg:y="5.988cm">
            <text:p text:style-name="P1"><text:span text:style-name="T4">SD1_DAT0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9" draw:text-style-name="P8" draw:layer="layout" svg:width="1.408cm" svg:height="0.5cm" svg:x="20.56cm" svg:y="5.988cm">
            <text:p text:style-name="P1"><text:span text:style-name="T4">ARM_TDO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50" draw:text-style-name="P9" draw:layer="layout" svg:x1="13.907cm" svg:y1="6.238cm" svg:x2="15.947cm" svg:y2="6.238cm" draw:start-shape="id7" draw:start-glue-point="1" draw:end-shape="id8" draw:end-glue-point="3" svg:d="M13907 6238h2040" svg:viewBox="0 0 2041 1">
            <text:p/>
          </draw:connector>
          <draw:custom-shape draw:style-name="gr51" draw:text-style-name="P10" draw:layer="layout" svg:width="1.408cm" svg:height="0.5cm" svg:x="17.483cm" svg:y="5.99cm">
            <text:p text:style-name="P1"><text:span text:style-name="T4">DPI_D20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52" draw:text-style-name="P4" xml:id="id10" draw:id="id10" draw:layer="layout" svg:width="1.1cm" svg:height="0.5cm" svg:x="10.607cm" svg:y="11.531cm">
            <text:p text:style-name="P1"><text:span text:style-name="T3">#26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3" draw:text-style-name="P4" xml:id="id11" draw:id="id11" draw:layer="layout" svg:width="1.1cm" svg:height="0.5cm" svg:x="12.808cm" svg:y="11.531cm">
            <text:p text:style-name="P1"><text:span text:style-name="T3">#20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4" draw:text-style-name="P3" draw:layer="layout" svg:width="0.4cm" svg:height="0.4cm" svg:x="11.807cm" svg:y="11.581cm">
            <text:p text:style-name="P1"><text:span text:style-name="T2">37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5" draw:text-style-name="P3" draw:layer="layout" svg:width="0.4cm" svg:height="0.4cm" svg:x="12.308cm" svg:y="11.581cm">
            <text:p text:style-name="P1"><text:span text:style-name="T2">38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6" draw:text-style-name="P12" xml:id="id12" draw:id="id12" draw:layer="layout" svg:width="1.408cm" svg:height="0.5cm" svg:x="14.411cm" svg:y="11.531cm">
            <text:p text:style-name="P1"><text:span text:style-name="T4">PCM_DIN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7" draw:text-style-name="P6" draw:layer="layout" svg:width="1.409cm" svg:height="0.5cm" svg:x="15.948cm" svg:y="11.531cm">
            <text:p text:style-name="P1"><text:span text:style-name="T4">SD12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8" draw:text-style-name="P13" draw:layer="layout" svg:width="1.409cm" svg:height="0.5cm" svg:x="19.023cm" svg:y="11.531cm">
            <text:p text:style-name="P1"><text:span text:style-name="T4">MISO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9" draw:text-style-name="P14" draw:layer="layout" svg:width="1.409cm" svg:height="0.5cm" svg:x="20.561cm" svg:y="11.531cm">
            <text:p text:style-name="P1"><text:span text:style-name="T4">SPI1_MOSI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0" draw:text-style-name="P15" draw:layer="layout" svg:width="1.409cm" svg:height="0.5cm" svg:x="22.099cm" svg:y="11.531cm">
            <text:p text:style-name="P1"><text:span text:style-name="T4">GPCLK0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1" draw:text-style-name="P8" draw:layer="layout" svg:width="1.409cm" svg:height="0.5cm" svg:x="2.549cm" svg:y="11.531cm">
            <text:p text:style-name="P1"><text:span text:style-name="T4">ARM_TDI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2" draw:text-style-name="P7" draw:layer="layout" svg:width="1.408cm" svg:height="0.5cm" svg:x="4.087cm" svg:y="11.531cm">
            <text:p text:style-name="P1"><text:span text:style-name="T4">SD1_DAT2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63" draw:text-style-name="P9" draw:layer="layout" svg:x1="7.034cm" svg:y1="11.781cm" svg:x2="10.607cm" svg:y2="11.781cm" draw:start-shape="id9" draw:start-glue-point="1" draw:end-shape="id10" draw:end-glue-point="3" svg:d="M7034 11781h3573" svg:viewBox="0 0 3574 1">
            <text:p/>
          </draw:connector>
          <draw:connector draw:style-name="gr64" draw:text-style-name="P9" draw:layer="layout" svg:x1="13.908cm" svg:y1="11.781cm" svg:x2="14.411cm" svg:y2="11.781cm" draw:start-shape="id11" draw:start-glue-point="1" draw:end-shape="id12" draw:end-glue-point="3" svg:d="M13908 11781h503" svg:viewBox="0 0 504 1">
            <text:p/>
          </draw:connector>
          <draw:custom-shape draw:style-name="gr65" draw:text-style-name="P10" xml:id="id9" draw:id="id9" draw:layer="layout" svg:width="1.409cm" svg:height="0.5cm" svg:x="5.625cm" svg:y="11.531cm">
            <text:p text:style-name="P1"><text:span text:style-name="T4">DPI_D22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6" draw:text-style-name="P10" draw:layer="layout" svg:width="1.408cm" svg:height="0.5cm" svg:x="17.473cm" svg:y="11.531cm">
            <text:p text:style-name="P1"><text:span text:style-name="T4">DPI_D16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67" draw:text-style-name="P16" draw:layer="layout" svg:width="1.1cm" svg:height="0.5cm" svg:x="10.608cm" svg:y="12.084cm">
            <text:p text:style-name="P1"><text:span text:style-name="T1">GND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8" draw:text-style-name="P4" xml:id="id13" draw:id="id13" draw:layer="layout" svg:width="1.1cm" svg:height="0.5cm" svg:x="12.809cm" svg:y="12.084cm">
            <text:p text:style-name="P1"><text:span text:style-name="T3">#21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9" draw:text-style-name="P3" draw:layer="layout" svg:width="0.4cm" svg:height="0.4cm" svg:x="11.808cm" svg:y="12.134cm">
            <text:p text:style-name="P1"><text:span text:style-name="T2">39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3" draw:layer="layout" svg:width="0.4cm" svg:height="0.4cm" svg:x="12.309cm" svg:y="12.134cm">
            <text:p text:style-name="P1"><text:span text:style-name="T2">4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1" draw:text-style-name="P12" xml:id="id14" draw:id="id14" draw:layer="layout" svg:width="1.408cm" svg:height="0.5cm" svg:x="14.412cm" svg:y="12.084cm">
            <text:p text:style-name="P1"><text:span text:style-name="T4">PCM_DOUT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2" draw:text-style-name="P6" draw:layer="layout" svg:width="1.408cm" svg:height="0.5cm" svg:x="15.95cm" svg:y="12.084cm">
            <text:p text:style-name="P1"><text:span text:style-name="T4">SD13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3" draw:text-style-name="P17" draw:layer="layout" svg:width="1.408cm" svg:height="0.5cm" svg:x="19.025cm" svg:y="12.084cm">
            <text:p text:style-name="P1"><text:span text:style-name="T6">CE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4" draw:text-style-name="P14" draw:layer="layout" svg:width="1.409cm" svg:height="0.5cm" svg:x="20.562cm" svg:y="12.084cm">
            <text:p text:style-name="P1"><text:span text:style-name="T4">SPI1_SCLK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5" draw:text-style-name="P15" draw:layer="layout" svg:width="1.408cm" svg:height="0.5cm" svg:x="22.101cm" svg:y="12.084cm">
            <text:p text:style-name="P1"><text:span text:style-name="T4">GPCLK1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76" draw:text-style-name="P9" draw:layer="layout" svg:x1="13.909cm" svg:y1="12.334cm" svg:x2="14.412cm" svg:y2="12.334cm" draw:start-shape="id13" draw:start-glue-point="1" draw:end-shape="id14" draw:end-glue-point="3" svg:d="M13909 12334h503" svg:viewBox="0 0 504 1">
            <text:p/>
          </draw:connector>
          <draw:custom-shape draw:style-name="gr77" draw:text-style-name="P10" draw:layer="layout" svg:width="1.408cm" svg:height="0.5cm" svg:x="17.473cm" svg:y="12.084cm">
            <text:p text:style-name="P1"><text:span text:style-name="T4">DPI_D17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78" draw:text-style-name="P11" draw:layer="layout" svg:width="1.1cm" svg:height="0.5cm" svg:x="10.601cm" svg:y="8.205cm">
            <text:p text:style-name="P1"><text:span text:style-name="T5">GND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9" draw:text-style-name="P4" xml:id="id15" draw:id="id15" draw:layer="layout" svg:width="1.1cm" svg:height="0.5cm" svg:x="12.802cm" svg:y="8.205cm">
            <text:p text:style-name="P1"><text:span text:style-name="T3">#7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0" draw:text-style-name="P3" draw:layer="layout" svg:width="0.4cm" svg:height="0.4cm" svg:x="11.801cm" svg:y="8.255cm">
            <text:p text:style-name="P1"><text:span text:style-name="T2">25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1" draw:text-style-name="P3" draw:layer="layout" svg:width="0.4cm" svg:height="0.4cm" svg:x="12.302cm" svg:y="8.255cm">
            <text:p text:style-name="P1"><text:span text:style-name="T2">26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2" draw:text-style-name="P14" xml:id="id16" draw:id="id16" draw:layer="layout" svg:width="1.409cm" svg:height="0.5cm" svg:x="14.403cm" svg:y="8.205cm">
            <text:p text:style-name="P1"><text:span text:style-name="T4">SPI0_</text:span><text:span text:style-name="T6">CE1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3" draw:text-style-name="P6" draw:layer="layout" svg:width="1.409cm" svg:height="0.5cm" svg:x="15.941cm" svg:y="8.205cm">
            <text:p text:style-name="P1"><text:span text:style-name="T6">SWE</text:span><text:span text:style-name="T4">/</text:span><text:span text:style-name="T6">SRW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84" draw:text-style-name="P9" draw:layer="layout" svg:x1="13.902cm" svg:y1="8.455cm" svg:x2="14.403cm" svg:y2="8.455cm" draw:start-shape="id15" draw:start-glue-point="1" draw:end-shape="id16" draw:end-glue-point="3" svg:d="M13902 8455h501" svg:viewBox="0 0 502 1">
            <text:p/>
          </draw:connector>
          <draw:custom-shape draw:style-name="gr85" draw:text-style-name="P10" draw:layer="layout" svg:width="1.408cm" svg:height="0.5cm" svg:x="17.483cm" svg:y="8.205cm">
            <text:p text:style-name="P1"><text:span text:style-name="T4">DPI_D3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86" draw:text-style-name="P4" xml:id="id18" draw:id="id18" draw:layer="layout" svg:width="1.1cm" svg:height="0.5cm" svg:x="10.603cm" svg:y="4.326cm">
            <text:p text:style-name="P1"><text:span text:style-name="T3">#17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7" draw:text-style-name="P4" xml:id="id19" draw:id="id19" draw:layer="layout" svg:width="1.1cm" svg:height="0.5cm" svg:x="12.804cm" svg:y="4.326cm">
            <text:p text:style-name="P1"><text:span text:style-name="T3">#18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8" draw:text-style-name="P3" draw:layer="layout" svg:width="0.4cm" svg:height="0.4cm" svg:x="11.803cm" svg:y="4.376cm">
            <text:p text:style-name="P1"><text:span text:style-name="T2">11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9" draw:text-style-name="P3" draw:layer="layout" svg:width="0.4cm" svg:height="0.4cm" svg:x="12.304cm" svg:y="4.376cm">
            <text:p text:style-name="P1"><text:span text:style-name="T2">12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0" draw:text-style-name="P18" xml:id="id20" draw:id="id20" draw:layer="layout" svg:width="1.409cm" svg:height="0.5cm" svg:x="14.405cm" svg:y="4.326cm">
            <text:p text:style-name="P1"><text:span text:style-name="T7">PCM_CLK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1" draw:text-style-name="P6" draw:layer="layout" svg:width="1.408cm" svg:height="0.5cm" svg:x="15.944cm" svg:y="4.326cm">
            <text:p text:style-name="P1"><text:span text:style-name="T4">SD10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2" draw:text-style-name="P13" draw:layer="layout" svg:width="1.408cm" svg:height="0.5cm" svg:x="19.019cm" svg:y="4.326cm">
            <text:p text:style-name="P1"><text:span text:style-name="T4">SDA/MOSI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3" draw:text-style-name="P14" draw:layer="layout" svg:width="1.408cm" svg:height="0.5cm" svg:x="20.556cm" svg:y="4.326cm">
            <text:p text:style-name="P1"><text:span text:style-name="T4">SPI1_</text:span><text:span text:style-name="T6">CE0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4" draw:text-style-name="P19" draw:layer="layout" svg:width="1.409cm" svg:height="0.5cm" svg:x="22.094cm" svg:y="4.326cm">
            <text:p text:style-name="P1"><text:span text:style-name="T4">PWM0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5" draw:text-style-name="P20" draw:layer="layout" svg:width="1.409cm" svg:height="0.5cm" svg:x="1.006cm" svg:y="4.326cm">
            <text:p text:style-name="P1"><text:span text:style-name="T7">RTS1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6" draw:text-style-name="P14" draw:layer="layout" svg:width="1.408cm" svg:height="0.5cm" svg:x="2.545cm" svg:y="4.326cm">
            <text:p text:style-name="P1"><text:span text:style-name="T4">SPI1_</text:span><text:span text:style-name="T6">CE1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7" draw:text-style-name="P6" xml:id="id17" draw:id="id17" draw:layer="layout" svg:width="1.408cm" svg:height="0.5cm" svg:x="7.157cm" svg:y="4.326cm">
            <text:p text:style-name="P1"><text:span text:style-name="T4">SD9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8" draw:text-style-name="P21" draw:layer="layout" svg:width="1.408cm" svg:height="0.5cm" svg:x="4.087cm" svg:y="4.326cm">
            <text:p text:style-name="P1"><text:span text:style-name="T4">RTS0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99" draw:text-style-name="P9" draw:layer="layout" svg:x1="8.565cm" svg:y1="4.576cm" svg:x2="10.603cm" svg:y2="4.576cm" draw:start-shape="id17" draw:start-glue-point="1" draw:end-shape="id18" draw:end-glue-point="3" svg:d="M8565 4576h2038" svg:viewBox="0 0 2039 1">
            <text:p/>
          </draw:connector>
          <draw:connector draw:style-name="gr100" draw:text-style-name="P9" draw:layer="layout" svg:x1="13.904cm" svg:y1="4.576cm" svg:x2="14.405cm" svg:y2="4.576cm" draw:start-shape="id19" draw:start-glue-point="1" draw:end-shape="id20" draw:end-glue-point="3" svg:d="M13904 4576h501" svg:viewBox="0 0 502 1">
            <text:p/>
          </draw:connector>
          <draw:custom-shape draw:style-name="gr101" draw:text-style-name="P10" draw:layer="layout" svg:width="1.409cm" svg:height="0.5cm" svg:x="5.625cm" svg:y="4.326cm">
            <text:p text:style-name="P1"><text:span text:style-name="T4">DPI_D13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2" draw:text-style-name="P10" draw:layer="layout" svg:width="1.408cm" svg:height="0.5cm" svg:x="17.483cm" svg:y="4.326cm">
            <text:p text:style-name="P1"><text:span text:style-name="T4">DPI_D</text:span><text:span text:style-name="T4">14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103" draw:text-style-name="P11" draw:layer="layout" svg:width="1.1cm" svg:height="0.5cm" svg:x="10.602cm" svg:y="3.771cm">
            <text:p text:style-name="P1"><text:span text:style-name="T5">GND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4" draw:text-style-name="P4" xml:id="id23" draw:id="id23" draw:layer="layout" svg:width="1.1cm" svg:height="0.5cm" svg:x="12.803cm" svg:y="3.771cm">
            <text:p text:style-name="P1"><text:span text:style-name="T3">#15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5" draw:text-style-name="P3" draw:layer="layout" svg:width="0.4cm" svg:height="0.4cm" svg:x="11.802cm" svg:y="3.821cm">
            <text:p text:style-name="P1"><text:span text:style-name="T2">9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6" draw:text-style-name="P3" draw:layer="layout" svg:width="0.4cm" svg:height="0.4cm" svg:x="12.303cm" svg:y="3.821cm">
            <text:p text:style-name="P1"><text:span text:style-name="T2">1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7" draw:text-style-name="P21" xml:id="id24" draw:id="id24" draw:layer="layout" svg:width="1.409cm" svg:height="0.5cm" svg:x="14.404cm" svg:y="3.771cm">
            <text:p text:style-name="P1"><text:span text:style-name="T4">RxD0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8" draw:text-style-name="P6" draw:layer="layout" svg:width="1.409cm" svg:height="0.5cm" svg:x="15.942cm" svg:y="3.771cm">
            <text:p text:style-name="P1"><text:span text:style-name="T4">SD7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9" draw:text-style-name="P21" xml:id="id22" draw:id="id22" draw:layer="layout" svg:width="1.41cm" svg:height="0.5cm" svg:x="22.092cm" svg:y="3.771cm">
            <text:p text:style-name="P1"><text:span text:style-name="T4">RxD1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110" draw:text-style-name="P9" draw:layer="layout" svg:x1="18.891cm" svg:y1="4.021cm" svg:x2="22.092cm" svg:y2="4.021cm" draw:start-shape="id21" draw:start-glue-point="1" draw:end-shape="id22" draw:end-glue-point="3" svg:d="M18891 4021h3201" svg:viewBox="0 0 3202 1">
            <text:p/>
          </draw:connector>
          <draw:connector draw:style-name="gr111" draw:text-style-name="P9" draw:layer="layout" svg:x1="13.903cm" svg:y1="4.021cm" svg:x2="14.404cm" svg:y2="4.021cm" draw:start-shape="id23" draw:start-glue-point="1" draw:end-shape="id24" draw:end-glue-point="3" svg:d="M13903 4021h501" svg:viewBox="0 0 502 1">
            <text:p/>
          </draw:connector>
          <draw:custom-shape draw:style-name="gr112" draw:text-style-name="P10" xml:id="id21" draw:id="id21" draw:layer="layout" svg:width="1.408cm" svg:height="0.5cm" svg:x="17.483cm" svg:y="3.771cm">
            <text:p text:style-name="P1"><text:span text:style-name="T4">DPI_D11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113" draw:text-style-name="P22" xml:id="id25" draw:id="id25" draw:layer="layout" svg:width="1.1cm" svg:height="0.5cm" svg:x="10.599cm" svg:y="2.109cm">
            <text:p text:style-name="P1"><text:span text:style-name="T8">#2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4" draw:text-style-name="P2" draw:layer="layout" svg:width="1.1cm" svg:height="0.5cm" svg:x="12.8cm" svg:y="2.109cm">
            <text:p text:style-name="P1"><text:span text:style-name="T1">5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5" draw:text-style-name="P3" draw:layer="layout" svg:width="0.4cm" svg:height="0.4cm" svg:x="11.799cm" svg:y="2.159cm">
            <text:p text:style-name="P1"><text:span text:style-name="T2">3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6" draw:text-style-name="P3" draw:layer="layout" svg:width="0.4cm" svg:height="0.4cm" svg:x="12.3cm" svg:y="2.159cm">
            <text:p text:style-name="P1"><text:span text:style-name="T2">4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7" draw:text-style-name="P6" draw:layer="layout" svg:width="1.409cm" svg:height="0.5cm" svg:x="7.164cm" svg:y="2.109cm">
            <text:p text:style-name="P1"><text:span text:style-name="T4">SA3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8" draw:text-style-name="P23" xml:id="id26" draw:id="id26" draw:layer="layout" svg:width="1.408cm" svg:height="0.5cm" svg:x="8.703cm" svg:y="2.109cm">
            <text:p text:style-name="P1"><text:span text:style-name="T4">SDA1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119" draw:text-style-name="P9" draw:layer="layout" svg:x1="10.599cm" svg:y1="2.359cm" svg:x2="10.111cm" svg:y2="2.359cm" draw:start-shape="id25" draw:start-glue-point="3" draw:end-shape="id26" draw:end-glue-point="1" svg:d="M10599 2359h-488" svg:viewBox="0 0 489 1">
            <text:p/>
          </draw:connector>
          <draw:custom-shape draw:style-name="gr120" draw:text-style-name="P10" draw:layer="layout" svg:width="1.409cm" svg:height="0.5cm" svg:x="5.625cm" svg:y="2.109cm">
            <text:p text:style-name="P1"><text:span text:style-name="T4">VSYNC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121" draw:text-style-name="P22" xml:id="id27" draw:id="id27" draw:layer="layout" svg:width="1.1cm" svg:height="0.5cm" svg:x="10.6cm" svg:y="2.663cm">
            <text:p text:style-name="P1"><text:span text:style-name="T8">#3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2" draw:text-style-name="P11" draw:layer="layout" svg:width="1.1cm" svg:height="0.5cm" svg:x="12.801cm" svg:y="2.663cm">
            <text:p text:style-name="P1"><text:span text:style-name="T5">GND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3" draw:text-style-name="P3" draw:layer="layout" svg:width="0.4cm" svg:height="0.4cm" svg:x="11.8cm" svg:y="2.713cm">
            <text:p text:style-name="P1"><text:span text:style-name="T2">5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4" draw:text-style-name="P3" draw:layer="layout" svg:width="0.4cm" svg:height="0.4cm" svg:x="12.301cm" svg:y="2.713cm">
            <text:p text:style-name="P1"><text:span text:style-name="T2">6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5" draw:text-style-name="P6" draw:layer="layout" svg:width="1.409cm" svg:height="0.5cm" svg:x="7.165cm" svg:y="2.663cm">
            <text:p text:style-name="P1"><text:span text:style-name="T4">SA2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6" draw:text-style-name="P23" xml:id="id28" draw:id="id28" draw:layer="layout" svg:width="1.408cm" svg:height="0.5cm" svg:x="8.704cm" svg:y="2.663cm">
            <text:p text:style-name="P1"><text:span text:style-name="T4">SCL1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127" draw:text-style-name="P9" draw:layer="layout" svg:x1="10.6cm" svg:y1="2.913cm" svg:x2="10.112cm" svg:y2="2.913cm" draw:start-shape="id27" draw:start-glue-point="3" draw:end-shape="id28" draw:end-glue-point="1" svg:d="M10600 2913h-488" svg:viewBox="0 0 489 1">
            <text:p/>
          </draw:connector>
          <draw:custom-shape draw:style-name="gr128" draw:text-style-name="P10" draw:layer="layout" svg:width="1.409cm" svg:height="0.5cm" svg:x="5.625cm" svg:y="2.663cm">
            <text:p text:style-name="P1"><text:span text:style-name="T4">HSYNC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129" draw:text-style-name="P22" xml:id="id35" draw:id="id35" draw:layer="layout" svg:width="1.1cm" svg:height="0.5cm" svg:x="10.601cm" svg:y="3.217cm">
            <text:p text:style-name="P1"><text:span text:style-name="T8">#4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30" draw:text-style-name="P4" xml:id="id33" draw:id="id33" draw:layer="layout" svg:width="1.1cm" svg:height="0.5cm" svg:x="12.802cm" svg:y="3.217cm">
            <text:p text:style-name="P1"><text:span text:style-name="T3">#14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31" draw:text-style-name="P3" draw:layer="layout" svg:width="0.4cm" svg:height="0.4cm" svg:x="11.801cm" svg:y="3.267cm">
            <text:p text:style-name="P1"><text:span text:style-name="T2">7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2" draw:text-style-name="P3" draw:layer="layout" svg:width="0.4cm" svg:height="0.4cm" svg:x="12.302cm" svg:y="3.267cm">
            <text:p text:style-name="P1"><text:span text:style-name="T2">8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3" draw:text-style-name="P21" xml:id="id34" draw:id="id34" draw:layer="layout" svg:width="1.409cm" svg:height="0.5cm" svg:x="14.403cm" svg:y="3.217cm">
            <text:p text:style-name="P1"><text:span text:style-name="T4">TxD0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34" draw:text-style-name="P6" draw:layer="layout" svg:width="1.409cm" svg:height="0.5cm" svg:x="15.941cm" svg:y="3.217cm">
            <text:p text:style-name="P1"><text:span text:style-name="T4">SD6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35" draw:text-style-name="P21" xml:id="id32" draw:id="id32" draw:layer="layout" svg:width="1.41cm" svg:height="0.5cm" svg:x="22.091cm" svg:y="3.217cm">
            <text:p text:style-name="P1"><text:span text:style-name="T4">TxD1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36" draw:text-style-name="P8" xml:id="id29" draw:id="id29" draw:layer="layout" svg:width="1.409cm" svg:height="0.5cm" svg:x="1.004cm" svg:y="3.217cm">
            <text:p text:style-name="P1"><text:span text:style-name="T4">ARM_TDI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37" draw:text-style-name="P15" xml:id="id36" draw:id="id36" draw:layer="layout" svg:width="1.41cm" svg:height="0.5cm" svg:x="8.692cm" svg:y="3.217cm">
            <text:p text:style-name="P1"><text:span text:style-name="T4">GPCLK0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38" draw:text-style-name="P6" draw:layer="layout" svg:width="1.409cm" svg:height="0.5cm" svg:x="7.165cm" svg:y="3.217cm">
            <text:p text:style-name="P1"><text:span text:style-name="T4">SA1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139" draw:text-style-name="P9" draw:layer="layout" svg:x1="2.413cm" svg:y1="3.467cm" svg:x2="5.625cm" svg:y2="3.467cm" draw:start-shape="id29" draw:start-glue-point="1" draw:end-shape="id30" draw:end-glue-point="3" svg:d="M2413 3467h3212" svg:viewBox="0 0 3213 1">
            <text:p/>
          </draw:connector>
          <draw:connector draw:style-name="gr140" draw:text-style-name="P9" draw:layer="layout" svg:x1="18.891cm" svg:y1="3.467cm" svg:x2="22.091cm" svg:y2="3.467cm" draw:start-shape="id31" draw:start-glue-point="1" draw:end-shape="id32" draw:end-glue-point="3" svg:d="M18891 3467h3200" svg:viewBox="0 0 3201 1">
            <text:p/>
          </draw:connector>
          <draw:connector draw:style-name="gr141" draw:text-style-name="P9" draw:layer="layout" svg:x1="13.902cm" svg:y1="3.467cm" svg:x2="14.403cm" svg:y2="3.467cm" draw:start-shape="id33" draw:start-glue-point="1" draw:end-shape="id34" draw:end-glue-point="3" svg:d="M13902 3467h501" svg:viewBox="0 0 502 1">
            <text:p/>
          </draw:connector>
          <draw:connector draw:style-name="gr142" draw:text-style-name="P9" draw:layer="layout" svg:x1="10.601cm" svg:y1="3.467cm" svg:x2="10.102cm" svg:y2="3.467cm" draw:start-shape="id35" draw:start-glue-point="3" draw:end-shape="id36" draw:end-glue-point="1" svg:d="M10601 3467h-499" svg:viewBox="0 0 500 1">
            <text:p/>
          </draw:connector>
          <draw:custom-shape draw:style-name="gr143" draw:text-style-name="P10" xml:id="id30" draw:id="id30" draw:layer="layout" svg:width="1.409cm" svg:height="0.5cm" svg:x="5.625cm" svg:y="3.217cm">
            <text:p text:style-name="P1"><text:span text:style-name="T4">DPI_D0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44" draw:text-style-name="P10" xml:id="id31" draw:id="id31" draw:layer="layout" svg:width="1.408cm" svg:height="0.5cm" svg:x="17.483cm" svg:y="3.217cm">
            <text:p text:style-name="P1"><text:span text:style-name="T4">DPI_D10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145" draw:text-style-name="P24" xml:id="id37" draw:id="id37" draw:layer="layout" svg:width="1.1cm" svg:height="0.5cm" svg:x="10.607cm" svg:y="6.543cm">
            <text:p text:style-name="P1"><text:span text:style-name="T9">#10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46" draw:text-style-name="P25" draw:layer="layout" svg:width="1.1cm" svg:height="0.5cm" svg:x="12.808cm" svg:y="6.543cm">
            <text:p text:style-name="P1"><text:span text:style-name="T5">GND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47" draw:text-style-name="P3" draw:layer="layout" svg:width="0.4cm" svg:height="0.4cm" svg:x="11.807cm" svg:y="6.593cm">
            <text:p text:style-name="P1"><text:span text:style-name="T2">19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8" draw:text-style-name="P3" draw:layer="layout" svg:width="0.4cm" svg:height="0.4cm" svg:x="12.308cm" svg:y="6.593cm">
            <text:p text:style-name="P1"><text:span text:style-name="T2">2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9" draw:text-style-name="P14" xml:id="id38" draw:id="id38" draw:layer="layout" svg:width="1.41cm" svg:height="0.5cm" svg:x="8.693cm" svg:y="6.543cm">
            <text:p text:style-name="P1"><text:span text:style-name="T4">SPI0_MOSI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50" draw:text-style-name="P6" draw:layer="layout" svg:width="1.409cm" svg:height="0.5cm" svg:x="7.166cm" svg:y="6.543cm">
            <text:p text:style-name="P1"><text:span text:style-name="T4">SD2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151" draw:text-style-name="P9" draw:layer="layout" svg:x1="10.607cm" svg:y1="6.793cm" svg:x2="10.103cm" svg:y2="6.793cm" draw:start-shape="id37" draw:start-glue-point="3" draw:end-shape="id38" draw:end-glue-point="1" svg:d="M10607 6793h-504" svg:viewBox="0 0 505 1">
            <text:p/>
          </draw:connector>
          <draw:custom-shape draw:style-name="gr152" draw:text-style-name="P10" draw:layer="layout" svg:width="1.409cm" svg:height="0.5cm" svg:x="5.625cm" svg:y="6.543cm">
            <text:p text:style-name="P1"><text:span text:style-name="T4">DPI_D6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153" draw:text-style-name="P24" xml:id="id41" draw:id="id41" draw:layer="layout" svg:width="1.1cm" svg:height="0.5cm" svg:x="10.599cm" svg:y="7.097cm">
            <text:p text:style-name="P1"><text:span text:style-name="T9">#9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54" draw:text-style-name="P4" xml:id="id39" draw:id="id39" draw:layer="layout" svg:width="1.1cm" svg:height="0.5cm" svg:x="12.8cm" svg:y="7.097cm">
            <text:p text:style-name="P1"><text:span text:style-name="T3">#25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55" draw:text-style-name="P3" draw:layer="layout" svg:width="0.4cm" svg:height="0.4cm" svg:x="11.799cm" svg:y="7.147cm">
            <text:p text:style-name="P1"><text:span text:style-name="T2">21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6" draw:text-style-name="P3" draw:layer="layout" svg:width="0.4cm" svg:height="0.4cm" svg:x="12.3cm" svg:y="7.147cm">
            <text:p text:style-name="P1"><text:span text:style-name="T2">22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7" draw:text-style-name="P6" xml:id="id40" draw:id="id40" draw:layer="layout" svg:width="1.409cm" svg:height="0.5cm" svg:x="15.938cm" svg:y="7.097cm">
            <text:p text:style-name="P1"><text:span text:style-name="T4">SD17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58" draw:text-style-name="P7" draw:layer="layout" svg:width="1.409cm" svg:height="0.5cm" svg:x="19.013cm" svg:y="7.097cm">
            <text:p text:style-name="P1"><text:span text:style-name="T4">SD1_DAT1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59" draw:text-style-name="P8" draw:layer="layout" svg:width="1.409cm" svg:height="0.5cm" svg:x="20.551cm" svg:y="7.097cm">
            <text:p text:style-name="P1"><text:span text:style-name="T4">ARM_TCK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60" draw:text-style-name="P6" draw:layer="layout" svg:width="1.409cm" svg:height="0.5cm" svg:x="7.152cm" svg:y="7.097cm">
            <text:p text:style-name="P1"><text:span text:style-name="T4">SD1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61" draw:text-style-name="P14" xml:id="id42" draw:id="id42" draw:layer="layout" svg:width="1.41cm" svg:height="0.5cm" svg:x="8.698cm" svg:y="7.097cm">
            <text:p text:style-name="P1"><text:span text:style-name="T4">SPI0_MISO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162" draw:text-style-name="P9" draw:layer="layout" svg:x1="13.9cm" svg:y1="7.347cm" svg:x2="15.938cm" svg:y2="7.347cm" draw:start-shape="id39" draw:start-glue-point="1" draw:end-shape="id40" draw:end-glue-point="3" svg:d="M13900 7347h2038" svg:viewBox="0 0 2039 1">
            <text:p/>
          </draw:connector>
          <draw:connector draw:style-name="gr163" draw:text-style-name="P9" draw:layer="layout" svg:x1="10.599cm" svg:y1="7.347cm" svg:x2="10.108cm" svg:y2="7.347cm" draw:start-shape="id41" draw:start-glue-point="3" draw:end-shape="id42" draw:end-glue-point="1" svg:d="M10599 7347h-491" svg:viewBox="0 0 492 1">
            <text:p/>
          </draw:connector>
          <draw:custom-shape draw:style-name="gr164" draw:text-style-name="P10" draw:layer="layout" svg:width="1.409cm" svg:height="0.5cm" svg:x="5.625cm" svg:y="7.097cm">
            <text:p text:style-name="P1"><text:span text:style-name="T4">DPI_D5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65" draw:text-style-name="P10" draw:layer="layout" svg:width="1.408cm" svg:height="0.5cm" svg:x="17.483cm" svg:y="7.097cm">
            <text:p text:style-name="P1"><text:span text:style-name="T4">DPI_D21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166" draw:text-style-name="P24" xml:id="id45" draw:id="id45" draw:layer="layout" svg:width="1.1cm" svg:height="0.5cm" svg:x="10.6cm" svg:y="7.651cm">
            <text:p text:style-name="P1"><text:span text:style-name="T9">#11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67" draw:text-style-name="P4" xml:id="id43" draw:id="id43" draw:layer="layout" svg:width="1.1cm" svg:height="0.5cm" svg:x="12.801cm" svg:y="7.651cm">
            <text:p text:style-name="P1"><text:span text:style-name="T3">#8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68" draw:text-style-name="P3" draw:layer="layout" svg:width="0.4cm" svg:height="0.4cm" svg:x="11.8cm" svg:y="7.701cm">
            <text:p text:style-name="P1"><text:span text:style-name="T2">23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9" draw:text-style-name="P3" draw:layer="layout" svg:width="0.4cm" svg:height="0.4cm" svg:x="12.301cm" svg:y="7.701cm">
            <text:p text:style-name="P1"><text:span text:style-name="T2">24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0" draw:text-style-name="P14" xml:id="id44" draw:id="id44" draw:layer="layout" svg:width="1.409cm" svg:height="0.5cm" svg:x="14.401cm" svg:y="7.651cm">
            <text:p text:style-name="P1"><text:span text:style-name="T4">SPI0_</text:span><text:span text:style-name="T6">CE0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71" draw:text-style-name="P6" draw:layer="layout" svg:width="1.408cm" svg:height="0.5cm" svg:x="15.94cm" svg:y="7.651cm">
            <text:p text:style-name="P1"><text:span text:style-name="T4">SD0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72" draw:text-style-name="P6" draw:layer="layout" svg:width="1.409cm" svg:height="0.5cm" svg:x="7.152cm" svg:y="7.651cm">
            <text:p text:style-name="P1"><text:span text:style-name="T4">SD3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73" draw:text-style-name="P14" xml:id="id46" draw:id="id46" draw:layer="layout" svg:width="1.41cm" svg:height="0.5cm" svg:x="8.698cm" svg:y="7.651cm">
            <text:p text:style-name="P1"><text:span text:style-name="T4">SPI0_SCLK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174" draw:text-style-name="P9" draw:layer="layout" svg:x1="13.901cm" svg:y1="7.901cm" svg:x2="14.401cm" svg:y2="7.901cm" draw:start-shape="id43" draw:start-glue-point="1" draw:end-shape="id44" draw:end-glue-point="3" svg:d="M13901 7901h500" svg:viewBox="0 0 501 1">
            <text:p/>
          </draw:connector>
          <draw:connector draw:style-name="gr175" draw:text-style-name="P9" draw:layer="layout" svg:x1="10.6cm" svg:y1="7.901cm" svg:x2="10.108cm" svg:y2="7.901cm" draw:start-shape="id45" draw:start-glue-point="3" draw:end-shape="id46" draw:end-glue-point="1" svg:d="M10600 7901h-492" svg:viewBox="0 0 493 1">
            <text:p/>
          </draw:connector>
          <draw:custom-shape draw:style-name="gr176" draw:text-style-name="P10" draw:layer="layout" svg:width="1.409cm" svg:height="0.5cm" svg:x="5.625cm" svg:y="7.651cm">
            <text:p text:style-name="P1"><text:span text:style-name="T4">DPI_D7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77" draw:text-style-name="P10" draw:layer="layout" svg:width="1.408cm" svg:height="0.5cm" svg:x="17.483cm" svg:y="7.651cm">
            <text:p text:style-name="P1"><text:span text:style-name="T4">DPI_D4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178" draw:text-style-name="P4" xml:id="id49" draw:id="id49" draw:layer="layout" svg:width="1.1cm" svg:height="0.5cm" svg:x="10.603cm" svg:y="9.314cm">
            <text:p text:style-name="P1"><text:span text:style-name="T3">#5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79" draw:text-style-name="P11" draw:layer="layout" svg:width="1.1cm" svg:height="0.5cm" svg:x="12.804cm" svg:y="9.314cm">
            <text:p text:style-name="P1"><text:span text:style-name="T5">GND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80" draw:text-style-name="P3" draw:layer="layout" svg:width="0.4cm" svg:height="0.4cm" svg:x="11.803cm" svg:y="9.364cm">
            <text:p text:style-name="P1"><text:span text:style-name="T2">29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1" draw:text-style-name="P3" draw:layer="layout" svg:width="0.4cm" svg:height="0.4cm" svg:x="12.304cm" svg:y="9.364cm">
            <text:p text:style-name="P1"><text:span text:style-name="T2">3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2" draw:text-style-name="P8" xml:id="id47" draw:id="id47" draw:layer="layout" svg:width="1.41cm" svg:height="0.5cm" svg:x="1.008cm" svg:y="9.314cm">
            <text:p text:style-name="P1"><text:span text:style-name="T4">ARM_TDO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83" draw:text-style-name="P6" draw:layer="layout" svg:width="1.409cm" svg:height="0.5cm" svg:x="7.152cm" svg:y="9.314cm">
            <text:p text:style-name="P1"><text:span text:style-name="T4">SA0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84" draw:text-style-name="P15" xml:id="id50" draw:id="id50" draw:layer="layout" svg:width="1.41cm" svg:height="0.5cm" svg:x="8.698cm" svg:y="9.314cm">
            <text:p text:style-name="P1"><text:span text:style-name="T4">GPCLK1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185" draw:text-style-name="P9" draw:layer="layout" svg:x1="2.418cm" svg:y1="9.564cm" svg:x2="5.625cm" svg:y2="9.565cm" draw:start-shape="id47" draw:start-glue-point="1" draw:end-shape="id48" draw:end-glue-point="3" svg:d="M2418 9564h1604v1h1603" svg:viewBox="0 0 3208 2">
            <text:p/>
          </draw:connector>
          <draw:connector draw:style-name="gr186" draw:text-style-name="P9" draw:layer="layout" svg:x1="10.603cm" svg:y1="9.564cm" svg:x2="10.108cm" svg:y2="9.564cm" draw:start-shape="id49" draw:start-glue-point="3" draw:end-shape="id50" draw:end-glue-point="1" svg:d="M10603 9564h-495" svg:viewBox="0 0 496 1">
            <text:p/>
          </draw:connector>
          <draw:custom-shape draw:style-name="gr187" draw:text-style-name="P10" xml:id="id48" draw:id="id48" draw:layer="layout" svg:width="1.409cm" svg:height="0.5cm" svg:x="5.625cm" svg:y="9.315cm">
            <text:p text:style-name="P1"><text:span text:style-name="T4">DPI_D1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188" draw:text-style-name="P4" xml:id="id57" draw:id="id57" draw:layer="layout" svg:width="1.1cm" svg:height="0.5cm" svg:x="10.604cm" svg:y="9.868cm">
            <text:p text:style-name="P1"><text:span text:style-name="T3">#6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89" draw:text-style-name="P4" xml:id="id55" draw:id="id55" draw:layer="layout" svg:width="1.1cm" svg:height="0.5cm" svg:x="12.805cm" svg:y="9.868cm">
            <text:p text:style-name="P1"><text:span text:style-name="T3">#12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90" draw:text-style-name="P3" draw:layer="layout" svg:width="0.4cm" svg:height="0.4cm" svg:x="11.804cm" svg:y="9.918cm">
            <text:p text:style-name="P1"><text:span text:style-name="T2">31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91" draw:text-style-name="P3" draw:layer="layout" svg:width="0.4cm" svg:height="0.4cm" svg:x="12.305cm" svg:y="9.918cm">
            <text:p text:style-name="P1"><text:span text:style-name="T2">32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92" draw:text-style-name="P19" xml:id="id56" draw:id="id56" draw:layer="layout" svg:width="1.41cm" svg:height="0.5cm" svg:x="14.406cm" svg:y="9.868cm">
            <text:p text:style-name="P1"><text:span text:style-name="T4">PWM0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93" draw:text-style-name="P6" draw:layer="layout" svg:width="1.408cm" svg:height="0.5cm" svg:x="15.945cm" svg:y="9.868cm">
            <text:p text:style-name="P1"><text:span text:style-name="T4">SD4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94" draw:text-style-name="P8" xml:id="id52" draw:id="id52" draw:layer="layout" svg:width="1.409cm" svg:height="0.5cm" svg:x="22.095cm" svg:y="9.868cm">
            <text:p text:style-name="P1"><text:span text:style-name="T4">ARM_TMS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95" draw:text-style-name="P8" xml:id="id53" draw:id="id53" draw:layer="layout" svg:width="1.41cm" svg:height="0.5cm" svg:x="1.007cm" svg:y="9.868cm">
            <text:p text:style-name="P1"><text:span text:style-name="T4">ARM_RTCK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96" draw:text-style-name="P6" draw:layer="layout" svg:width="1.408cm" svg:height="0.5cm" svg:x="7.151cm" svg:y="9.868cm">
            <text:p text:style-name="P1"><text:span text:style-name="T6">SOE</text:span><text:span text:style-name="T4">/SE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97" draw:text-style-name="P15" xml:id="id58" draw:id="id58" draw:layer="layout" svg:width="1.409cm" svg:height="0.5cm" svg:x="8.696cm" svg:y="9.868cm">
            <text:p text:style-name="P1"><text:span text:style-name="T4">GPCLK2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198" draw:text-style-name="P9" draw:layer="layout" svg:x1="18.881cm" svg:y1="10.118cm" svg:x2="22.095cm" svg:y2="10.118cm" draw:start-shape="id51" draw:start-glue-point="1" draw:end-shape="id52" draw:end-glue-point="3" svg:d="M18881 10118h3214" svg:viewBox="0 0 3215 1">
            <text:p/>
          </draw:connector>
          <draw:connector draw:style-name="gr199" draw:text-style-name="P9" draw:layer="layout" svg:x1="2.417cm" svg:y1="10.118cm" svg:x2="5.625cm" svg:y2="10.118cm" draw:start-shape="id53" draw:start-glue-point="1" draw:end-shape="id54" draw:end-glue-point="3" svg:d="M2417 10118h3208" svg:viewBox="0 0 3209 1">
            <text:p/>
          </draw:connector>
          <draw:connector draw:style-name="gr200" draw:text-style-name="P9" draw:layer="layout" svg:x1="13.905cm" svg:y1="10.118cm" svg:x2="14.406cm" svg:y2="10.118cm" draw:start-shape="id55" draw:start-glue-point="1" draw:end-shape="id56" draw:end-glue-point="3" svg:d="M13905 10118h501" svg:viewBox="0 0 502 1">
            <text:p/>
          </draw:connector>
          <draw:connector draw:style-name="gr201" draw:text-style-name="P9" draw:layer="layout" svg:x1="10.604cm" svg:y1="10.118cm" svg:x2="10.105cm" svg:y2="10.118cm" draw:start-shape="id57" draw:start-glue-point="3" draw:end-shape="id58" draw:end-glue-point="1" svg:d="M10604 10118h-499" svg:viewBox="0 0 500 1">
            <text:p/>
          </draw:connector>
          <draw:custom-shape draw:style-name="gr202" draw:text-style-name="P10" xml:id="id54" draw:id="id54" draw:layer="layout" svg:width="1.409cm" svg:height="0.5cm" svg:x="5.625cm" svg:y="9.868cm">
            <text:p text:style-name="P1"><text:span text:style-name="T4">DPI_D2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03" draw:text-style-name="P10" xml:id="id51" draw:id="id51" draw:layer="layout" svg:width="1.408cm" svg:height="0.5cm" svg:x="17.473cm" svg:y="9.868cm">
            <text:p text:style-name="P1"><text:span text:style-name="T4">DPI_D8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204" draw:text-style-name="P4" xml:id="id61" draw:id="id61" draw:layer="layout" svg:width="1.1cm" svg:height="0.5cm" svg:x="10.605cm" svg:y="10.422cm">
            <text:p text:style-name="P1"><text:span text:style-name="T3">#13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05" draw:text-style-name="P11" draw:layer="layout" svg:width="1.1cm" svg:height="0.5cm" svg:x="12.806cm" svg:y="10.422cm">
            <text:p text:style-name="P1"><text:span text:style-name="T5">GND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06" draw:text-style-name="P3" draw:layer="layout" svg:width="0.4cm" svg:height="0.4cm" svg:x="11.805cm" svg:y="10.472cm">
            <text:p text:style-name="P1"><text:span text:style-name="T2">33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7" draw:text-style-name="P3" draw:layer="layout" svg:width="0.4cm" svg:height="0.4cm" svg:x="12.306cm" svg:y="10.472cm">
            <text:p text:style-name="P1"><text:span text:style-name="T2">34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8" draw:text-style-name="P8" xml:id="id59" draw:id="id59" draw:layer="layout" svg:width="1.41cm" svg:height="0.5cm" svg:x="1.007cm" svg:y="10.422cm">
            <text:p text:style-name="P1"><text:span text:style-name="T4">ARM_TCK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09" draw:text-style-name="P6" draw:layer="layout" svg:width="1.408cm" svg:height="0.5cm" svg:x="7.151cm" svg:y="10.422cm">
            <text:p text:style-name="P1"><text:span text:style-name="T4">SD5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10" draw:text-style-name="P19" xml:id="id62" draw:id="id62" draw:layer="layout" svg:width="1.409cm" svg:height="0.5cm" svg:x="8.696cm" svg:y="10.422cm">
            <text:p text:style-name="P1"><text:span text:style-name="T4">PWM1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211" draw:text-style-name="P9" draw:layer="layout" svg:x1="2.417cm" svg:y1="10.672cm" svg:x2="5.625cm" svg:y2="10.672cm" draw:start-shape="id59" draw:start-glue-point="1" draw:end-shape="id60" draw:end-glue-point="3" svg:d="M2417 10672h3208" svg:viewBox="0 0 3209 1">
            <text:p/>
          </draw:connector>
          <draw:connector draw:style-name="gr212" draw:text-style-name="P9" draw:layer="layout" svg:x1="10.605cm" svg:y1="10.672cm" svg:x2="10.105cm" svg:y2="10.672cm" draw:start-shape="id61" draw:start-glue-point="3" draw:end-shape="id62" draw:end-glue-point="1" svg:d="M10605 10672h-500" svg:viewBox="0 0 501 1">
            <text:p/>
          </draw:connector>
          <draw:custom-shape draw:style-name="gr213" draw:text-style-name="P10" xml:id="id60" draw:id="id60" draw:layer="layout" svg:width="1.409cm" svg:height="0.5cm" svg:x="5.625cm" svg:y="10.422cm">
            <text:p text:style-name="P1"><text:span text:style-name="T4">DPI_D9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214" draw:text-style-name="P4" xml:id="id65" draw:id="id65" draw:layer="layout" svg:width="1.1cm" svg:height="0.5cm" svg:x="10.606cm" svg:y="10.977cm">
            <text:p text:style-name="P1"><text:span text:style-name="T3">#19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15" draw:text-style-name="P4" xml:id="id63" draw:id="id63" draw:layer="layout" svg:width="1.1cm" svg:height="0.5cm" svg:x="12.807cm" svg:y="10.977cm">
            <text:p text:style-name="P1"><text:span text:style-name="T3">#16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16" draw:text-style-name="P3" draw:layer="layout" svg:width="0.4cm" svg:height="0.4cm" svg:x="11.806cm" svg:y="11.027cm">
            <text:p text:style-name="P1"><text:span text:style-name="T2">35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7" draw:text-style-name="P3" draw:layer="layout" svg:width="0.4cm" svg:height="0.4cm" svg:x="12.307cm" svg:y="11.027cm">
            <text:p text:style-name="P1"><text:span text:style-name="T2">36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8" draw:text-style-name="P6" xml:id="id64" draw:id="id64" draw:layer="layout" svg:width="1.409cm" svg:height="0.5cm" svg:x="15.947cm" svg:y="10.977cm">
            <text:p text:style-name="P1"><text:span text:style-name="T4">SD8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19" draw:text-style-name="P21" draw:layer="layout" svg:width="1.408cm" svg:height="0.5cm" svg:x="19.022cm" svg:y="10.977cm">
            <text:p text:style-name="P1"><text:span text:style-name="T4">CTS0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20" draw:text-style-name="P14" draw:layer="layout" svg:width="1.408cm" svg:height="0.5cm" svg:x="20.56cm" svg:y="10.977cm">
            <text:p text:style-name="P1"><text:span text:style-name="T4">SPI1_</text:span><text:span text:style-name="T6">CE2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21" draw:text-style-name="P21" draw:layer="layout" svg:width="1.409cm" svg:height="0.5cm" svg:x="22.098cm" svg:y="10.977cm">
            <text:p text:style-name="P1"><text:span text:style-name="T4">CTS1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22" draw:text-style-name="P14" draw:layer="layout" svg:width="1.409cm" svg:height="0.5cm" svg:x="2.548cm" svg:y="10.977cm">
            <text:p text:style-name="P1"><text:span text:style-name="T4">SPI1_MISO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23" draw:text-style-name="P6" draw:layer="layout" svg:width="1.408cm" svg:height="0.5cm" svg:x="7.161cm" svg:y="10.977cm">
            <text:p text:style-name="P1"><text:span text:style-name="T4">SD11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24" draw:text-style-name="P12" xml:id="id66" draw:id="id66" draw:layer="layout" svg:width="1.409cm" svg:height="0.5cm" svg:x="8.699cm" svg:y="10.977cm">
            <text:p text:style-name="P1"><text:span text:style-name="T4">PCM_FS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25" draw:text-style-name="P13" draw:layer="layout" svg:width="1.408cm" svg:height="0.5cm" svg:x="4.086cm" svg:y="10.977cm">
            <text:p text:style-name="P1"><text:span text:style-name="T4">SCL/SCLK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26" draw:text-style-name="P19" draw:layer="layout" svg:width="1.408cm" svg:height="0.5cm" svg:x="1.013cm" svg:y="10.977cm">
            <text:p text:style-name="P1"><text:span text:style-name="T4">PWM1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227" draw:text-style-name="P9" draw:layer="layout" svg:x1="13.907cm" svg:y1="11.227cm" svg:x2="15.947cm" svg:y2="11.227cm" draw:start-shape="id63" draw:start-glue-point="1" draw:end-shape="id64" draw:end-glue-point="3" svg:d="M13907 11227h2040" svg:viewBox="0 0 2041 1">
            <text:p/>
          </draw:connector>
          <draw:connector draw:style-name="gr228" draw:text-style-name="P9" draw:layer="layout" svg:x1="10.606cm" svg:y1="11.227cm" svg:x2="10.108cm" svg:y2="11.227cm" draw:start-shape="id65" draw:start-glue-point="3" draw:end-shape="id66" draw:end-glue-point="1" svg:d="M10606 11227h-498" svg:viewBox="0 0 499 1">
            <text:p/>
          </draw:connector>
          <draw:custom-shape draw:style-name="gr229" draw:text-style-name="P10" draw:layer="layout" svg:width="1.409cm" svg:height="0.5cm" svg:x="5.625cm" svg:y="10.977cm">
            <text:p text:style-name="P1"><text:span text:style-name="T4">DPI_D15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30" draw:text-style-name="P10" draw:layer="layout" svg:width="1.408cm" svg:height="0.5cm" svg:x="17.473cm" svg:y="10.977cm">
            <text:p text:style-name="P1"><text:span text:style-name="T4">DPI_D12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g>
            <draw:custom-shape draw:style-name="gr231" draw:text-style-name="P2" draw:layer="layout" svg:width="1.044cm" svg:height="0.5cm" svg:x="1.711cm" svg:y="14.146cm">
              <text:p text:style-name="P1"><text:span text:style-name="T1">3.3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232" draw:text-style-name="P27" draw:layer="layout" svg:width="2.752cm" svg:height="0.645cm" svg:x="2.755cm" svg:y="14.074cm">
              <draw:text-box>
                <text:p text:style-name="P26"><text:span text:style-name="T3">Vcc</text:span></text:p>
              </draw:text-box>
            </draw:frame>
          </draw:g>
          <draw:g>
            <draw:custom-shape draw:style-name="gr233" draw:text-style-name="P16" draw:layer="layout" svg:width="1.044cm" svg:height="0.5cm" svg:x="1.711cm" svg:y="14.801cm">
              <text:p text:style-name="P1"><text:span text:style-name="T1">GND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234" draw:text-style-name="P27" draw:layer="layout" svg:width="1.925cm" svg:height="0.645cm" svg:x="2.755cm" svg:y="14.729cm">
              <draw:text-box>
                <text:p text:style-name="P26"><text:span text:style-name="T3">Masa</text:span></text:p>
              </draw:text-box>
            </draw:frame>
          </draw:g>
          <draw:g>
            <draw:custom-shape draw:style-name="gr235" draw:text-style-name="P4" draw:layer="layout" svg:width="1.043cm" svg:height="0.5cm" svg:x="4.312cm" svg:y="14.146cm">
              <text:p text:style-name="P1"><text:span text:style-name="T3">#21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232" draw:text-style-name="P27" draw:layer="layout" svg:width="1.624cm" svg:height="0.645cm" svg:x="5.355cm" svg:y="14.074cm">
              <draw:text-box>
                <text:p text:style-name="P26"><text:span text:style-name="T3">GPIO</text:span></text:p>
              </draw:text-box>
            </draw:frame>
          </draw:g>
          <draw:g>
            <draw:custom-shape draw:style-name="gr236" draw:text-style-name="P28" draw:layer="layout" svg:width="1.043cm" svg:height="0.5cm" svg:x="13.218cm" svg:y="14.146cm">
              <text:p text:style-name="P1"><text:span text:style-name="T10">CE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232" draw:text-style-name="P27" draw:layer="layout" svg:width="3.226cm" svg:height="0.645cm" svg:x="14.261cm" svg:y="14.074cm">
              <draw:text-box>
                <text:p text:style-name="P26"><text:span text:style-name="T3">Esclavo I2C/SPI</text:span></text:p>
              </draw:text-box>
            </draw:frame>
          </draw:g>
          <draw:g>
            <draw:custom-shape draw:style-name="gr237" draw:text-style-name="P29" draw:layer="layout" svg:width="1.043cm" svg:height="0.5cm" svg:x="7.154cm" svg:y="14.146cm">
              <text:p text:style-name="P1"><text:span text:style-name="T10">CE0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232" draw:text-style-name="P27" draw:layer="layout" svg:width="1.15cm" svg:height="0.645cm" svg:x="8.197cm" svg:y="14.074cm">
              <draw:text-box>
                <text:p text:style-name="P26"><text:span text:style-name="T3">SPI</text:span></text:p>
              </draw:text-box>
            </draw:frame>
          </draw:g>
          <draw:g>
            <draw:custom-shape draw:style-name="gr238" draw:text-style-name="P30" draw:layer="layout" svg:width="1.044cm" svg:height="0.5cm" svg:x="9.527cm" svg:y="14.801cm">
              <text:p text:style-name="P1"><text:span text:style-name="T3">CMD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232" draw:text-style-name="P27" draw:layer="layout" svg:width="2.384cm" svg:height="0.645cm" svg:x="10.571cm" svg:y="14.729cm">
              <draw:text-box>
                <text:p text:style-name="P26"><text:span text:style-name="T3">Interfaz SD</text:span></text:p>
              </draw:text-box>
            </draw:frame>
          </draw:g>
          <draw:g>
            <draw:custom-shape draw:style-name="gr239" draw:text-style-name="P31" draw:layer="layout" svg:width="1.044cm" svg:height="0.5cm" svg:x="9.527cm" svg:y="14.146cm">
              <text:p text:style-name="P1"><text:span text:style-name="T3">PWM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240" draw:text-style-name="P27" draw:layer="layout" svg:width="2.478cm" svg:height="1.039cm" svg:x="10.571cm" svg:y="14.074cm">
              <draw:text-box>
                <text:p text:style-name="P26"><text:span text:style-name="T3">Salida PWM</text:span></text:p>
              </draw:text-box>
            </draw:frame>
          </draw:g>
          <draw:g>
            <draw:custom-shape draw:style-name="gr241" draw:text-style-name="P32" draw:layer="layout" svg:width="1.043cm" svg:height="0.5cm" svg:x="7.154cm" svg:y="14.801cm">
              <text:p text:style-name="P1"><text:span text:style-name="T3">SCL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232" draw:text-style-name="P27" draw:layer="layout" svg:width="1.15cm" svg:height="0.645cm" svg:x="8.197cm" svg:y="14.729cm">
              <draw:text-box>
                <text:p text:style-name="P26"><text:span text:style-name="T3">I2C</text:span></text:p>
              </draw:text-box>
            </draw:frame>
          </draw:g>
          <draw:g>
            <draw:custom-shape draw:style-name="gr242" draw:text-style-name="P33" draw:layer="layout" svg:width="1.043cm" svg:height="0.5cm" svg:x="4.312cm" svg:y="14.801cm">
              <text:p text:style-name="P1"><text:span text:style-name="T3">RxD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232" draw:text-style-name="P27" draw:layer="layout" svg:width="1.708cm" svg:height="0.645cm" svg:x="5.355cm" svg:y="14.729cm">
              <draw:text-box>
                <text:p text:style-name="P26"><text:span text:style-name="T3">UART</text:span></text:p>
              </draw:text-box>
            </draw:frame>
          </draw:g>
          <draw:g>
            <draw:custom-shape draw:style-name="gr243" draw:text-style-name="P34" draw:layer="layout" svg:width="1.045cm" svg:height="0.5cm" svg:x="17.678cm" svg:y="14.801cm">
              <text:p text:style-name="P1"><text:span text:style-name="T3">CLK1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232" draw:text-style-name="P27" draw:layer="layout" svg:width="1.708cm" svg:height="0.645cm" svg:x="18.723cm" svg:y="14.729cm">
              <draw:text-box>
                <text:p text:style-name="P26"><text:span text:style-name="T3">Relojes</text:span></text:p>
              </draw:text-box>
            </draw:frame>
          </draw:g>
          <draw:g>
            <draw:custom-shape draw:style-name="gr244" draw:text-style-name="P35" draw:layer="layout" svg:width="1.045cm" svg:height="0.5cm" svg:x="17.678cm" svg:y="14.146cm">
              <text:p text:style-name="P1"><text:span text:style-name="T3">DIN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245" draw:text-style-name="P27" draw:layer="layout" svg:width="2.266cm" svg:height="0.645cm" svg:x="18.723cm" svg:y="14.074cm">
              <draw:text-box>
                <text:p text:style-name="P26"><text:span text:style-name="T3">PCM</text:span></text:p>
              </draw:text-box>
            </draw:frame>
          </draw:g>
          <draw:g>
            <draw:custom-shape draw:style-name="gr246" draw:text-style-name="P36" draw:layer="layout" svg:width="1.043cm" svg:height="0.5cm" svg:x="13.218cm" svg:y="14.801cm">
              <text:p text:style-name="P1"><text:span text:style-name="T3">DIN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232" draw:text-style-name="P27" draw:layer="layout" svg:width="4.081cm" svg:height="0.645cm" svg:x="14.261cm" svg:y="14.729cm">
              <draw:text-box>
                <text:p text:style-name="P26"><text:span text:style-name="T3">Mem. secundaria</text:span></text:p>
              </draw:text-box>
            </draw:frame>
          </draw:g>
          <draw:g>
            <draw:custom-shape draw:style-name="gr247" draw:text-style-name="P37" draw:layer="layout" svg:width="1.045cm" svg:height="0.5cm" svg:x="20.378cm" svg:y="14.801cm">
              <text:p text:style-name="P1"><text:span text:style-name="T3">TDI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232" draw:text-style-name="P27" draw:layer="layout" svg:width="1.708cm" svg:height="0.645cm" svg:x="21.423cm" svg:y="14.729cm">
              <draw:text-box>
                <text:p text:style-name="P26"><text:span text:style-name="T3">JTAG</text:span></text:p>
              </draw:text-box>
            </draw:frame>
          </draw:g>
          <draw:g>
            <draw:custom-shape draw:style-name="gr248" draw:text-style-name="P38" draw:layer="layout" svg:width="1.045cm" svg:height="0.5cm" svg:x="20.431cm" svg:y="14.146cm">
              <text:p text:style-name="P1"><text:span text:style-name="T3">DE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240" draw:text-style-name="P27" draw:layer="layout" svg:width="2.266cm" svg:height="1.039cm" svg:x="21.476cm" svg:y="14.074cm">
              <draw:text-box>
                <text:p text:style-name="P26"><text:span text:style-name="T3">LCD</text:span></text:p>
              </draw:text-box>
            </draw:frame>
          </draw:g>
        </draw:g>
        <draw:custom-shape draw:style-name="gr249" draw:text-style-name="P6" draw:layer="layout" svg:width="1.409cm" svg:height="0.5cm" svg:x="7.164cm" svg:y="8.76cm">
          <text:p text:style-name="P1"><text:span text:style-name="T4">SA5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0" draw:text-style-name="P23" xml:id="id68" draw:id="id68" draw:layer="layout" svg:width="1.408cm" svg:height="0.5cm" svg:x="8.703cm" svg:y="8.76cm">
          <text:p text:style-name="P1"><text:span text:style-name="T4">SDA0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51" draw:text-style-name="P9" draw:layer="layout" svg:x1="10.602cm" svg:y1="9.01cm" svg:x2="10.111cm" svg:y2="9.01cm" draw:start-shape="id67" draw:start-glue-point="3" draw:end-shape="id68" draw:end-glue-point="1" svg:d="M10602 9010h-491" svg:viewBox="0 0 492 1">
          <text:p/>
        </draw:connector>
        <draw:custom-shape draw:style-name="gr252" draw:text-style-name="P10" draw:layer="layout" svg:width="1.409cm" svg:height="0.5cm" svg:x="5.625cm" svg:y="8.761cm">
          <text:p text:style-name="P1"><text:span text:style-name="T4">PCLK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3" draw:text-style-name="P23" xml:id="id69" draw:id="id69" draw:layer="layout" svg:width="1.409cm" svg:height="0.5cm" svg:x="14.393cm" svg:y="8.76cm">
          <text:p text:style-name="P1"><text:span text:style-name="T11">SCL0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4" draw:text-style-name="P6" draw:layer="layout" svg:width="1.409cm" svg:height="0.5cm" svg:x="15.931cm" svg:y="8.76cm">
          <text:p text:style-name="P1"><text:span text:style-name="T11">SA4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5" draw:text-style-name="P10" draw:layer="layout" svg:width="1.408cm" svg:height="0.5cm" svg:x="17.473cm" svg:y="8.76cm">
          <text:p text:style-name="P1"><text:span text:style-name="T4">D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56" draw:text-style-name="P9" draw:layer="layout" svg:x1="13.903cm" svg:y1="9.01cm" svg:x2="14.393cm" svg:y2="9.01cm" draw:start-shape="id67" draw:start-glue-point="1" draw:end-shape="id69" draw:end-glue-point="3" svg:d="M13903 9010h490" svg:viewBox="0 0 491 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4.5cm" fo:page-height="16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10T13:22:00.514367354</meta:creation-date>
    <dc:date>2016-05-11T16:20:12.584298464</dc:date>
    <meta:editing-duration>PT39M29S</meta:editing-duration>
    <meta:editing-cycles>9</meta:editing-cycles>
    <meta:generator>LibreOffice/5.1.2.2.0$Linux_X86_64 LibreOffice_project/10m0$Build-2</meta:generator>
    <meta:document-statistic meta:object-count="302"/>
  </office:meta>
</office:document-meta>
</file>